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7">
            <text:p>27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47">
            <text:p>34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9">
            <text:p>53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6684">
            <text:p>2668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203">
            <text:p>2720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193">
            <text:p>3119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2">
            <text:p>2021-04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5 - 1.03)">
            <text:p>(0.65 - 1.0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38.625">
            <text:p>338.6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3306884765625">
            <text:p>0.0330688477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1788432222009">
            <text:p>1.1178843222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1.3054241965693">
            <text:p>21.3054241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72">
            <text:p>372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57177148343735">
            <text:p>0.0357177148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2751248202017">
            <text:p>1.127512482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19.7508042433373">
            <text:p>19.7508042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551">
            <text:p>10551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44.25">
            <text:p>144.25</text:p>
          </table:table-cell>
          <table:table-cell office:value-type="float" office:value="175.25">
            <text:p>175.25</text:p>
          </table:table-cell>
          <table:table-cell office:value-type="float" office:value="-0.00668697033898305">
            <text:p>-0.0066869703</text:p>
          </table:table-cell>
          <table:table-cell office:value-type="float" office:value="0.0136716898872145">
            <text:p>0.0136716899</text:p>
          </table:table-cell>
          <table:table-cell office:value-type="float" office:value="0.0113042636908985">
            <text:p>0.0113042637</text:p>
          </table:table-cell>
          <table:table-cell office:value-type="float" office:value="0.976683246335296">
            <text:p>0.9766832463</text:p>
          </table:table-cell>
          <table:table-cell office:value-type="float" office:value="1.04821726820982">
            <text:p>1.0482172682</text:p>
          </table:table-cell>
          <table:table-cell office:value-type="float" office:value="1.03981538421823">
            <text:p>1.03981538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7107">
            <text:p>17107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523.5">
            <text:p>523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306015081545566">
            <text:p>0.0306015082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10894072505156">
            <text:p>1.1089407251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2.9955847892073">
            <text:p>22.995584789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392">
            <text:p>11392</text:p>
          </table:table-cell>
          <table:table-cell office:value-type="float" office:value="19520">
            <text:p>19520</text:p>
          </table:table-cell>
          <table:table-cell office:value-type="float" office:value="325.75">
            <text:p>325.75</text:p>
          </table:table-cell>
          <table:table-cell office:value-type="float" office:value="339">
            <text:p>339</text:p>
          </table:table-cell>
          <table:table-cell office:value-type="float" office:value="552.5">
            <text:p>552.5</text:p>
          </table:table-cell>
          <table:table-cell office:value-type="float" office:value="0.0401565581854043">
            <text:p>0.0401565582</text:p>
          </table:table-cell>
          <table:table-cell office:value-type="float" office:value="0.0297577247191011">
            <text:p>0.0297577247</text:p>
          </table:table-cell>
          <table:table-cell office:value-type="float" office:value="0.0283043032786885">
            <text:p>0.0283043033</text:p>
          </table:table-cell>
          <table:table-cell office:value-type="float" office:value="1.1437085500129">
            <text:p>1.14370855</text:p>
          </table:table-cell>
          <table:table-cell office:value-type="float" office:value="1.10588765999055">
            <text:p>1.10588766</text:p>
          </table:table-cell>
          <table:table-cell office:value-type="float" office:value="1.10063528330023">
            <text:p>1.1006352833</text:p>
          </table:table-cell>
          <table:table-cell office:value-type="float" office:value="17.6054197494167">
            <text:p>17.6054197494</text:p>
          </table:table-cell>
          <table:table-cell office:value-type="float" office:value="23.63789657748">
            <text:p>23.6378965775</text:p>
          </table:table-cell>
          <table:table-cell office:value-type="float" office:value="24.8340708387197">
            <text:p>24.834070838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8093">
            <text:p>18093</text:p>
          </table:table-cell>
          <table:table-cell office:value-type="float" office:value="65.75">
            <text:p>65.75</text:p>
          </table:table-cell>
          <table:table-cell office:value-type="float" office:value="21">
            <text:p>21</text:p>
          </table:table-cell>
          <table:table-cell office:value-type="float" office:value="886.75">
            <text:p>886.75</text:p>
          </table:table-cell>
          <table:table-cell office:value-type="float" office:value="0.00831436519979767">
            <text:p>0.0083143652</text:p>
          </table:table-cell>
          <table:table-cell office:value-type="float" office:value="0.00168891748431719">
            <text:p>0.0016889175</text:p>
          </table:table-cell>
          <table:table-cell office:value-type="float" office:value="0.0490106671088266">
            <text:p>0.0490106671</text:p>
          </table:table-cell>
          <table:table-cell office:value-type="float" office:value="1.0292357703899">
            <text:p>1.0292357704</text:p>
          </table:table-cell>
          <table:table-cell office:value-type="float" office:value="1.00591680198196">
            <text:p>1.005916802</text:p>
          </table:table-cell>
          <table:table-cell office:value-type="float" office:value="1.17624534404218">
            <text:p>1.176245344</text:p>
          </table:table-cell>
          <table:table-cell table:number-columns-repeated="2" office:value-type="float" office:value="0">
            <text:p>0</text:p>
          </table:table-cell>
          <table:table-cell office:value-type="float" office:value="14.4865919151481">
            <text:p>14.486591915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285">
            <text:p>8285</text:p>
          </table:table-cell>
          <table:table-cell office:value-type="float" office:value="11486">
            <text:p>11486</text:p>
          </table:table-cell>
          <table:table-cell office:value-type="float" office:value="17637">
            <text:p>17637</text:p>
          </table:table-cell>
          <table:table-cell office:value-type="float" office:value="165.5">
            <text:p>165.5</text:p>
          </table:table-cell>
          <table:table-cell office:value-type="float" office:value="125">
            <text:p>125</text:p>
          </table:table-cell>
          <table:table-cell office:value-type="float" office:value="1016.625">
            <text:p>1016.625</text:p>
          </table:table-cell>
          <table:table-cell office:value-type="float" office:value="0.01997585998793">
            <text:p>0.01997586</text:p>
          </table:table-cell>
          <table:table-cell office:value-type="float" office:value="0.0108828138603517">
            <text:p>0.0108828139</text:p>
          </table:table-cell>
          <table:table-cell office:value-type="float" office:value="0.0576416057152577">
            <text:p>0.0576416057</text:p>
          </table:table-cell>
          <table:table-cell office:value-type="float" office:value="1.07069761852298">
            <text:p>1.0706976185</text:p>
          </table:table-cell>
          <table:table-cell office:value-type="float" office:value="1.03832198236077">
            <text:p>1.0383219824</text:p>
          </table:table-cell>
          <table:table-cell office:value-type="float" office:value="1.20825782723389">
            <text:p>1.2082578272</text:p>
          </table:table-cell>
          <table:table-cell table:number-columns-repeated="2" office:value-type="float" office:value="0">
            <text:p>0</text:p>
          </table:table-cell>
          <table:table-cell office:value-type="float" office:value="12.3684558906137">
            <text:p>12.36845589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635">
            <text:p>12635</text:p>
          </table:table-cell>
          <table:table-cell office:value-type="float" office:value="18329">
            <text:p>18329</text:p>
          </table:table-cell>
          <table:table-cell office:value-type="float" office:value="248.5">
            <text:p>248.5</text:p>
          </table:table-cell>
          <table:table-cell office:value-type="float" office:value="412.625">
            <text:p>412.625</text:p>
          </table:table-cell>
          <table:table-cell office:value-type="float" office:value="1023.375">
            <text:p>1023.375</text:p>
          </table:table-cell>
          <table:table-cell office:value-type="float" office:value="0.0303641251221896">
            <text:p>0.0303641251</text:p>
          </table:table-cell>
          <table:table-cell office:value-type="float" office:value="0.0326573011476059">
            <text:p>0.0326573011</text:p>
          </table:table-cell>
          <table:table-cell office:value-type="float" office:value="0.0558336515903759">
            <text:p>0.0558336516</text:p>
          </table:table-cell>
          <table:table-cell office:value-type="float" office:value="1.10808151891276">
            <text:p>1.1080815189</text:p>
          </table:table-cell>
          <table:table-cell office:value-type="float" office:value="1.11639089268038">
            <text:p>1.1163908927</text:p>
          </table:table-cell>
          <table:table-cell office:value-type="float" office:value="1.20152787800015">
            <text:p>1.201527878</text:p>
          </table:table-cell>
          <table:table-cell office:value-type="float" office:value="23.1726789176139">
            <text:p>23.1726789176</text:p>
          </table:table-cell>
          <table:table-cell office:value-type="float" office:value="21.5695938140802">
            <text:p>21.5695938141</text:p>
          </table:table-cell>
          <table:table-cell office:value-type="float" office:value="12.7579410874793">
            <text:p>12.757941087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8112">
            <text:p>8112</text:p>
          </table:table-cell>
          <table:table-cell office:value-type="float" office:value="13642">
            <text:p>13642</text:p>
          </table:table-cell>
          <table:table-cell office:value-type="float" office:value="18880">
            <text:p>18880</text:p>
          </table:table-cell>
          <table:table-cell office:value-type="float" office:value="325.75">
            <text:p>325.75</text:p>
          </table:table-cell>
          <table:table-cell office:value-type="float" office:value="553">
            <text:p>553</text:p>
          </table:table-cell>
          <table:table-cell office:value-type="float" office:value="610.125">
            <text:p>610.125</text:p>
          </table:table-cell>
          <table:table-cell office:value-type="float" office:value="0.0401565581854043">
            <text:p>0.0401565582</text:p>
          </table:table-cell>
          <table:table-cell office:value-type="float" office:value="0.0405365782143381">
            <text:p>0.0405365782</text:p>
          </table:table-cell>
          <table:table-cell office:value-type="float" office:value="0.0323159427966102">
            <text:p>0.0323159428</text:p>
          </table:table-cell>
          <table:table-cell office:value-type="float" office:value="1.1437085500129">
            <text:p>1.14370855</text:p>
          </table:table-cell>
          <table:table-cell office:value-type="float" office:value="1.1450987235299">
            <text:p>1.1450987235</text:p>
          </table:table-cell>
          <table:table-cell office:value-type="float" office:value="1.11515266729945">
            <text:p>1.1151526673</text:p>
          </table:table-cell>
          <table:table-cell office:value-type="float" office:value="17.6054197494167">
            <text:p>17.6054197494</text:p>
          </table:table-cell>
          <table:table-cell office:value-type="float" office:value="17.4435800739946">
            <text:p>17.443580074</text:p>
          </table:table-cell>
          <table:table-cell office:value-type="float" office:value="21.7938145947788">
            <text:p>21.793814594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537">
            <text:p>13537</text:p>
          </table:table-cell>
          <table:table-cell office:value-type="float" office:value="20367">
            <text:p>20367</text:p>
          </table:table-cell>
          <table:table-cell office:value-type="float" office:value="108.5">
            <text:p>108.5</text:p>
          </table:table-cell>
          <table:table-cell office:value-type="float" office:value="153.875">
            <text:p>153.875</text:p>
          </table:table-cell>
          <table:table-cell office:value-type="float" office:value="763.75">
            <text:p>763.75</text:p>
          </table:table-cell>
          <table:table-cell office:value-type="float" office:value="0.0134598685026672">
            <text:p>0.0134598685</text:p>
          </table:table-cell>
          <table:table-cell office:value-type="float" office:value="0.0113669941641427">
            <text:p>0.0113669942</text:p>
          </table:table-cell>
          <table:table-cell office:value-type="float" office:value="0.0374993862620906">
            <text:p>0.0374993863</text:p>
          </table:table-cell>
          <table:table-cell office:value-type="float" office:value="1.04746462915715">
            <text:p>1.0474646292</text:p>
          </table:table-cell>
          <table:table-cell office:value-type="float" office:value="1.0400377283449">
            <text:p>1.0400377283</text:p>
          </table:table-cell>
          <table:table-cell office:value-type="float" office:value="1.13400401169858">
            <text:p>1.1340040117</text:p>
          </table:table-cell>
          <table:table-cell table:number-columns-repeated="2" office:value-type="float" office:value="0">
            <text:p>0</text:p>
          </table:table-cell>
          <table:table-cell office:value-type="float" office:value="18.8286745481643">
            <text:p>18.828674548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302">
            <text:p>8302</text:p>
          </table:table-cell>
          <table:table-cell office:value-type="float" office:value="13649">
            <text:p>13649</text:p>
          </table:table-cell>
          <table:table-cell office:value-type="float" office:value="23126">
            <text:p>23126</text:p>
          </table:table-cell>
          <table:table-cell office:value-type="float" office:value="134.125">
            <text:p>134.125</text:p>
          </table:table-cell>
          <table:table-cell office:value-type="float" office:value="513.625">
            <text:p>513.625</text:p>
          </table:table-cell>
          <table:table-cell office:value-type="float" office:value="896.375">
            <text:p>896.375</text:p>
          </table:table-cell>
          <table:table-cell office:value-type="float" office:value="0.016155745603469">
            <text:p>0.0161557456</text:p>
          </table:table-cell>
          <table:table-cell office:value-type="float" office:value="0.0376309619752363">
            <text:p>0.037630962</text:p>
          </table:table-cell>
          <table:table-cell office:value-type="float" office:value="0.0387604860330364">
            <text:p>0.038760486</text:p>
          </table:table-cell>
          <table:table-cell office:value-type="float" office:value="1.05705668551951">
            <text:p>1.0570566855</text:p>
          </table:table-cell>
          <table:table-cell office:value-type="float" office:value="1.13448390193972">
            <text:p>1.1344839019</text:p>
          </table:table-cell>
          <table:table-cell office:value-type="float" office:value="1.13860635665956">
            <text:p>1.1386063567</text:p>
          </table:table-cell>
          <table:table-cell office:value-type="float" office:value="0">
            <text:p>0</text:p>
          </table:table-cell>
          <table:table-cell office:value-type="float" office:value="18.7640375872186">
            <text:p>18.7640375872</text:p>
          </table:table-cell>
          <table:table-cell office:value-type="float" office:value="18.2272070017854">
            <text:p>18.227207001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9771">
            <text:p>9771</text:p>
          </table:table-cell>
          <table:table-cell office:value-type="float" office:value="14857">
            <text:p>14857</text:p>
          </table:table-cell>
          <table:table-cell office:value-type="float" office:value="25007">
            <text:p>25007</text:p>
          </table:table-cell>
          <table:table-cell office:value-type="float" office:value="265.875">
            <text:p>265.875</text:p>
          </table:table-cell>
          <table:table-cell office:value-type="float" office:value="592.625">
            <text:p>592.625</text:p>
          </table:table-cell>
          <table:table-cell office:value-type="float" office:value="890.25">
            <text:p>890.25</text:p>
          </table:table-cell>
          <table:table-cell office:value-type="float" office:value="0.0272106232729506">
            <text:p>0.0272106233</text:p>
          </table:table-cell>
          <table:table-cell office:value-type="float" office:value="0.0398886046981221">
            <text:p>0.0398886047</text:p>
          </table:table-cell>
          <table:table-cell office:value-type="float" office:value="0.0356000319910425">
            <text:p>0.035600032</text:p>
          </table:table-cell>
          <table:table-cell office:value-type="float" office:value="1.09668840077238">
            <text:p>1.0966884008</text:p>
          </table:table-cell>
          <table:table-cell office:value-type="float" office:value="1.14272867398156">
            <text:p>1.142728674</text:p>
          </table:table-cell>
          <table:table-cell office:value-type="float" office:value="1.12708414203306">
            <text:p>1.127084142</text:p>
          </table:table-cell>
          <table:table-cell office:value-type="float" office:value="25.8184261613433">
            <text:p>25.8184261613</text:p>
          </table:table-cell>
          <table:table-cell office:value-type="float" office:value="17.72138697821">
            <text:p>17.7213869782</text:p>
          </table:table-cell>
          <table:table-cell office:value-type="float" office:value="19.8149619733373">
            <text:p>19.814961973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table:number-columns-repeated="2" office:value-type="float" office:value="281">
            <text:p>281</text:p>
          </table:table-cell>
          <table:table-cell office:value-type="float" office:value="10988">
            <text:p>10988</text:p>
          </table:table-cell>
          <table:table-cell office:value-type="float" office:value="14755">
            <text:p>14755</text:p>
          </table:table-cell>
          <table:table-cell office:value-type="float" office:value="24747">
            <text:p>24747</text:p>
          </table:table-cell>
          <table:table-cell office:value-type="float" office:value="441.875">
            <text:p>441.875</text:p>
          </table:table-cell>
          <table:table-cell office:value-type="float" office:value="621.625">
            <text:p>621.625</text:p>
          </table:table-cell>
          <table:table-cell office:value-type="float" office:value="1034.75">
            <text:p>1034.75</text:p>
          </table:table-cell>
          <table:table-cell office:value-type="float" office:value="0.040214324717874">
            <text:p>0.0402143247</text:p>
          </table:table-cell>
          <table:table-cell office:value-type="float" office:value="0.0421297865130464">
            <text:p>0.0421297865</text:p>
          </table:table-cell>
          <table:table-cell office:value-type="float" office:value="0.041813149068574">
            <text:p>0.0418131491</text:p>
          </table:table-cell>
          <table:table-cell office:value-type="float" office:value="1.14391983266109">
            <text:p>1.1439198327</text:p>
          </table:table-cell>
          <table:table-cell office:value-type="float" office:value="1.15093309386247">
            <text:p>1.1509330939</text:p>
          </table:table-cell>
          <table:table-cell office:value-type="float" office:value="1.14977276703267">
            <text:p>1.149772767</text:p>
          </table:table-cell>
          <table:table-cell office:value-type="float" office:value="17.5806215198828">
            <text:p>17.5806215199</text:p>
          </table:table-cell>
          <table:table-cell office:value-type="float" office:value="16.7968530309142">
            <text:p>16.7968530309</text:p>
          </table:table-cell>
          <table:table-cell office:value-type="float" office:value="16.9214612743057">
            <text:p>16.921461274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4">
            <text:p>314</text:p>
          </table:table-cell>
          <table:table-cell office:value-type="float" office:value="10680">
            <text:p>10680</text:p>
          </table:table-cell>
          <table:table-cell office:value-type="float" office:value="15015">
            <text:p>15015</text:p>
          </table:table-cell>
          <table:table-cell office:value-type="float" office:value="24171">
            <text:p>24171</text:p>
          </table:table-cell>
          <table:table-cell office:value-type="float" office:value="484.75">
            <text:p>484.75</text:p>
          </table:table-cell>
          <table:table-cell office:value-type="float" office:value="508.25">
            <text:p>508.25</text:p>
          </table:table-cell>
          <table:table-cell office:value-type="float" office:value="886.625">
            <text:p>886.625</text:p>
          </table:table-cell>
          <table:table-cell office:value-type="float" office:value="0.0453885767790262">
            <text:p>0.0453885768</text:p>
          </table:table-cell>
          <table:table-cell office:value-type="float" office:value="0.0338494838494839">
            <text:p>0.0338494838</text:p>
          </table:table-cell>
          <table:table-cell office:value-type="float" office:value="0.0366813536883042">
            <text:p>0.0366813537</text:p>
          </table:table-cell>
          <table:table-cell office:value-type="float" office:value="1.16289785961456">
            <text:p>1.1628978596</text:p>
          </table:table-cell>
          <table:table-cell office:value-type="float" office:value="1.12071893708467">
            <text:p>1.1207189371</text:p>
          </table:table-cell>
          <table:table-cell office:value-type="float" office:value="1.13102196045754">
            <text:p>1.1310219605</text:p>
          </table:table-cell>
          <table:table-cell office:value-type="float" office:value="15.6154112081438">
            <text:p>15.6154112081</text:p>
          </table:table-cell>
          <table:table-cell office:value-type="float" office:value="20.821984590397">
            <text:p>20.8219845904</text:p>
          </table:table-cell>
          <table:table-cell office:value-type="float" office:value="19.24093771971">
            <text:p>19.240937719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10272">
            <text:p>10272</text:p>
          </table:table-cell>
          <table:table-cell office:value-type="float" office:value="16966">
            <text:p>16966</text:p>
          </table:table-cell>
          <table:table-cell office:value-type="float" office:value="24239">
            <text:p>24239</text:p>
          </table:table-cell>
          <table:table-cell office:value-type="float" office:value="640.5">
            <text:p>640.5</text:p>
          </table:table-cell>
          <table:table-cell office:value-type="float" office:value="603.125">
            <text:p>603.125</text:p>
          </table:table-cell>
          <table:table-cell office:value-type="float" office:value="756.625">
            <text:p>756.625</text:p>
          </table:table-cell>
          <table:table-cell office:value-type="float" office:value="0.0623539719626168">
            <text:p>0.062353972</text:p>
          </table:table-cell>
          <table:table-cell office:value-type="float" office:value="0.0355490392549805">
            <text:p>0.0355490393</text:p>
          </table:table-cell>
          <table:table-cell office:value-type="float" office:value="0.0312151903956434">
            <text:p>0.0312151904</text:p>
          </table:table-cell>
          <table:table-cell office:value-type="float" office:value="1.22585941679541">
            <text:p>1.2258594168</text:p>
          </table:table-cell>
          <table:table-cell office:value-type="float" office:value="1.12689855640866">
            <text:p>1.1268985564</text:p>
          </table:table-cell>
          <table:table-cell office:value-type="float" office:value="1.11116296708317">
            <text:p>1.1111629671</text:p>
          </table:table-cell>
          <table:table-cell office:value-type="float" office:value="11.4594075441593">
            <text:p>11.4594075442</text:p>
          </table:table-cell>
          <table:table-cell office:value-type="float" office:value="19.842893826041">
            <text:p>19.842893826</text:p>
          </table:table-cell>
          <table:table-cell office:value-type="float" office:value="22.5502427129359">
            <text:p>22.550242712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10522">
            <text:p>10522</text:p>
          </table:table-cell>
          <table:table-cell office:value-type="float" office:value="17866">
            <text:p>17866</text:p>
          </table:table-cell>
          <table:table-cell office:value-type="float" office:value="26258">
            <text:p>26258</text:p>
          </table:table-cell>
          <table:table-cell office:value-type="float" office:value="649.75">
            <text:p>649.75</text:p>
          </table:table-cell>
          <table:table-cell office:value-type="float" office:value="1085.75">
            <text:p>1085.75</text:p>
          </table:table-cell>
          <table:table-cell office:value-type="float" office:value="589.375">
            <text:p>589.375</text:p>
          </table:table-cell>
          <table:table-cell office:value-type="float" office:value="0.0617515681429386">
            <text:p>0.0617515681</text:p>
          </table:table-cell>
          <table:table-cell office:value-type="float" office:value="0.0607718571588492">
            <text:p>0.0607718572</text:p>
          </table:table-cell>
          <table:table-cell office:value-type="float" office:value="0.0224455404067332">
            <text:p>0.0224455404</text:p>
          </table:table-cell>
          <table:table-cell office:value-type="float" office:value="1.22360447058978">
            <text:p>1.2236044706</text:p>
          </table:table-cell>
          <table:table-cell office:value-type="float" office:value="1.21994020855614">
            <text:p>1.2199402086</text:p>
          </table:table-cell>
          <table:table-cell office:value-type="float" office:value="1.0795468439005">
            <text:p>1.0795468439</text:p>
          </table:table-cell>
          <table:table-cell office:value-type="float" office:value="11.567883186624">
            <text:p>11.5678831866</text:p>
          </table:table-cell>
          <table:table-cell office:value-type="float" office:value="11.7488924806074">
            <text:p>11.7488924806</text:p>
          </table:table-cell>
          <table:table-cell office:value-type="float" office:value="31.2265786719242">
            <text:p>31.226578671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933">
            <text:p>10933</text:p>
          </table:table-cell>
          <table:table-cell office:value-type="float" office:value="18328">
            <text:p>18328</text:p>
          </table:table-cell>
          <table:table-cell office:value-type="float" office:value="27095">
            <text:p>27095</text:p>
          </table:table-cell>
          <table:table-cell office:value-type="float" office:value="374.375">
            <text:p>374.375</text:p>
          </table:table-cell>
          <table:table-cell office:value-type="float" office:value="761">
            <text:p>761</text:p>
          </table:table-cell>
          <table:table-cell office:value-type="float" office:value="436">
            <text:p>436</text:p>
          </table:table-cell>
          <table:table-cell office:value-type="float" office:value="0.0342426598371902">
            <text:p>0.0342426598</text:p>
          </table:table-cell>
          <table:table-cell office:value-type="float" office:value="0.0415211697948494">
            <text:p>0.0415211698</text:p>
          </table:table-cell>
          <table:table-cell office:value-type="float" office:value="0.0160915298025466">
            <text:p>0.0160915298</text:p>
          </table:table-cell>
          <table:table-cell office:value-type="float" office:value="1.12214752654551">
            <text:p>1.1221475265</text:p>
          </table:table-cell>
          <table:table-cell office:value-type="float" office:value="1.14870314906259">
            <text:p>1.1487031491</text:p>
          </table:table-cell>
          <table:table-cell office:value-type="float" office:value="1.05682787147843">
            <text:p>1.0568278715</text:p>
          </table:table-cell>
          <table:table-cell office:value-type="float" office:value="20.5868408247268">
            <text:p>20.5868408247</text:p>
          </table:table-cell>
          <table:table-cell office:value-type="float" office:value="17.0380496730936">
            <text:p>17.0380496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890">
            <text:p>11890</text:p>
          </table:table-cell>
          <table:table-cell office:value-type="float" office:value="17732">
            <text:p>17732</text:p>
          </table:table-cell>
          <table:table-cell office:value-type="float" office:value="27842">
            <text:p>27842</text:p>
          </table:table-cell>
          <table:table-cell office:value-type="float" office:value="412.25">
            <text:p>412.25</text:p>
          </table:table-cell>
          <table:table-cell office:value-type="float" office:value="589.25">
            <text:p>589.25</text:p>
          </table:table-cell>
          <table:table-cell office:value-type="float" office:value="480.875">
            <text:p>480.875</text:p>
          </table:table-cell>
          <table:table-cell office:value-type="float" office:value="0.0346719932716569">
            <text:p>0.0346719933</text:p>
          </table:table-cell>
          <table:table-cell office:value-type="float" office:value="0.0332308820212046">
            <text:p>0.033230882</text:p>
          </table:table-cell>
          <table:table-cell office:value-type="float" office:value="0.0172715681344731">
            <text:p>0.0172715681</text:p>
          </table:table-cell>
          <table:table-cell office:value-type="float" office:value="1.12370818480096">
            <text:p>1.1237081848</text:p>
          </table:table-cell>
          <table:table-cell office:value-type="float" office:value="1.11847249845323">
            <text:p>1.1184724985</text:p>
          </table:table-cell>
          <table:table-cell office:value-type="float" office:value="1.06103517031967">
            <text:p>1.0610351703</text:p>
          </table:table-cell>
          <table:table-cell office:value-type="float" office:value="20.3361632968636">
            <text:p>20.3361632969</text:p>
          </table:table-cell>
          <table:table-cell office:value-type="float" office:value="21.2032102508759">
            <text:p>21.2032102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3328">
            <text:p>13328</text:p>
          </table:table-cell>
          <table:table-cell office:value-type="float" office:value="18035">
            <text:p>18035</text:p>
          </table:table-cell>
          <table:table-cell office:value-type="float" office:value="29755">
            <text:p>29755</text:p>
          </table:table-cell>
          <table:table-cell office:value-type="float" office:value="501.625">
            <text:p>501.625</text:p>
          </table:table-cell>
          <table:table-cell office:value-type="float" office:value="687">
            <text:p>687</text:p>
          </table:table-cell>
          <table:table-cell office:value-type="float" office:value="755.375">
            <text:p>755.375</text:p>
          </table:table-cell>
          <table:table-cell office:value-type="float" office:value="0.0376369297719088">
            <text:p>0.0376369298</text:p>
          </table:table-cell>
          <table:table-cell office:value-type="float" office:value="0.0380925977266426">
            <text:p>0.0380925977</text:p>
          </table:table-cell>
          <table:table-cell office:value-type="float" office:value="0.0253864896656024">
            <text:p>0.0253864897</text:p>
          </table:table-cell>
          <table:table-cell office:value-type="float" office:value="1.13450566962769">
            <text:p>1.1345056696</text:p>
          </table:table-cell>
          <table:table-cell office:value-type="float" office:value="1.13616814220631">
            <text:p>1.1361681422</text:p>
          </table:table-cell>
          <table:table-cell office:value-type="float" office:value="1.09011588259039">
            <text:p>1.0901158826</text:p>
          </table:table-cell>
          <table:table-cell office:value-type="float" office:value="18.761116601977">
            <text:p>18.761116602</text:p>
          </table:table-cell>
          <table:table-cell office:value-type="float" office:value="18.5407888734852">
            <text:p>18.5407888735</text:p>
          </table:table-cell>
          <table:table-cell office:value-type="float" office:value="27.6489075671055">
            <text:p>27.648907567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14675">
            <text:p>14675</text:p>
          </table:table-cell>
          <table:table-cell office:value-type="float" office:value="19288">
            <text:p>19288</text:p>
          </table:table-cell>
          <table:table-cell office:value-type="float" office:value="30620">
            <text:p>30620</text:p>
          </table:table-cell>
          <table:table-cell office:value-type="float" office:value="490.75">
            <text:p>490.75</text:p>
          </table:table-cell>
          <table:table-cell office:value-type="float" office:value="474.75">
            <text:p>474.75</text:p>
          </table:table-cell>
          <table:table-cell office:value-type="float" office:value="784.375">
            <text:p>784.375</text:p>
          </table:table-cell>
          <table:table-cell office:value-type="float" office:value="0.0334412265758092">
            <text:p>0.0334412266</text:p>
          </table:table-cell>
          <table:table-cell office:value-type="float" office:value="0.0246137494815429">
            <text:p>0.0246137495</text:p>
          </table:table-cell>
          <table:table-cell office:value-type="float" office:value="0.0256164271717831">
            <text:p>0.0256164272</text:p>
          </table:table-cell>
          <table:table-cell office:value-type="float" office:value="1.11923619165973">
            <text:p>1.1192361917</text:p>
          </table:table-cell>
          <table:table-cell office:value-type="float" office:value="1.08733556304594">
            <text:p>1.087335563</text:p>
          </table:table-cell>
          <table:table-cell office:value-type="float" office:value="1.09094364972969">
            <text:p>1.0909436497</text:p>
          </table:table-cell>
          <table:table-cell office:value-type="float" office:value="21.0719988461731">
            <text:p>21.0719988462</text:p>
          </table:table-cell>
          <table:table-cell office:value-type="float" office:value="28.5061439416513">
            <text:p>28.5061439417</text:p>
          </table:table-cell>
          <table:table-cell office:value-type="float" office:value="27.4038111191087">
            <text:p>27.403811119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248">
            <text:p>14248</text:p>
          </table:table-cell>
          <table:table-cell office:value-type="float" office:value="19923">
            <text:p>19923</text:p>
          </table:table-cell>
          <table:table-cell office:value-type="float" office:value="28558">
            <text:p>28558</text:p>
          </table:table-cell>
          <table:table-cell office:value-type="float" office:value="522.375">
            <text:p>522.375</text:p>
          </table:table-cell>
          <table:table-cell office:value-type="float" office:value="309.125">
            <text:p>309.125</text:p>
          </table:table-cell>
          <table:table-cell office:value-type="float" office:value="943.5">
            <text:p>943.5</text:p>
          </table:table-cell>
          <table:table-cell office:value-type="float" office:value="0.0366630404267266">
            <text:p>0.0366630404</text:p>
          </table:table-cell>
          <table:table-cell office:value-type="float" office:value="0.0155159865482106">
            <text:p>0.0155159865</text:p>
          </table:table-cell>
          <table:table-cell office:value-type="float" office:value="0.0330380278731004">
            <text:p>0.0330380279</text:p>
          </table:table-cell>
          <table:table-cell office:value-type="float" office:value="1.13095523141887">
            <text:p>1.1309552314</text:p>
          </table:table-cell>
          <table:table-cell office:value-type="float" office:value="1.05477781476232">
            <text:p>1.0547778148</text:p>
          </table:table-cell>
          <table:table-cell office:value-type="float" office:value="1.11777245967591">
            <text:p>1.1177724597</text:p>
          </table:table-cell>
          <table:table-cell office:value-type="float" office:value="19.2503775518556">
            <text:p>19.2503775519</text:p>
          </table:table-cell>
          <table:table-cell office:value-type="float" office:value="0">
            <text:p>0</text:p>
          </table:table-cell>
          <table:table-cell office:value-type="float" office:value="21.3249793007583">
            <text:p>21.324979300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424">
            <text:p>424</text:p>
          </table:table-cell>
          <table:table-cell office:value-type="float" office:value="13632">
            <text:p>13632</text:p>
          </table:table-cell>
          <table:table-cell office:value-type="float" office:value="20138">
            <text:p>20138</text:p>
          </table:table-cell>
          <table:table-cell office:value-type="float" office:value="27833">
            <text:p>27833</text:p>
          </table:table-cell>
          <table:table-cell office:value-type="float" office:value="435.75">
            <text:p>435.75</text:p>
          </table:table-cell>
          <table:table-cell office:value-type="float" office:value="827.125">
            <text:p>827.125</text:p>
          </table:table-cell>
          <table:table-cell office:value-type="float" office:value="449.875">
            <text:p>449.875</text:p>
          </table:table-cell>
          <table:table-cell office:value-type="float" office:value="0.0319652288732394">
            <text:p>0.0319652289</text:p>
          </table:table-cell>
          <table:table-cell office:value-type="float" office:value="0.0410728473532625">
            <text:p>0.0410728474</text:p>
          </table:table-cell>
          <table:table-cell office:value-type="float" office:value="0.0161633672259548">
            <text:p>0.0161633672</text:p>
          </table:table-cell>
          <table:table-cell office:value-type="float" office:value="1.1138809817359">
            <text:p>1.1138809817</text:p>
          </table:table-cell>
          <table:table-cell office:value-type="float" office:value="1.14706144416424">
            <text:p>1.1470614442</text:p>
          </table:table-cell>
          <table:table-cell office:value-type="float" office:value="1.0570838439934">
            <text:p>1.057083844</text:p>
          </table:table-cell>
          <table:table-cell office:value-type="float" office:value="22.0291677566676">
            <text:p>22.0291677567</text:p>
          </table:table-cell>
          <table:table-cell office:value-type="float" office:value="17.2202926545152">
            <text:p>17.2202926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13804">
            <text:p>13804</text:p>
          </table:table-cell>
          <table:table-cell office:value-type="float" office:value="21800">
            <text:p>21800</text:p>
          </table:table-cell>
          <table:table-cell office:value-type="float" office:value="30926">
            <text:p>30926</text:p>
          </table:table-cell>
          <table:table-cell office:value-type="float" office:value="337.125">
            <text:p>337.125</text:p>
          </table:table-cell>
          <table:table-cell office:value-type="float" office:value="832.25">
            <text:p>832.25</text:p>
          </table:table-cell>
          <table:table-cell office:value-type="float" office:value="1314.125">
            <text:p>1314.125</text:p>
          </table:table-cell>
          <table:table-cell office:value-type="float" office:value="0.024422268907563">
            <text:p>0.0244222689</text:p>
          </table:table-cell>
          <table:table-cell office:value-type="float" office:value="0.0381766055045872">
            <text:p>0.0381766055</text:p>
          </table:table-cell>
          <table:table-cell office:value-type="float" office:value="0.0424925628920649">
            <text:p>0.0424925629</text:p>
          </table:table-cell>
          <table:table-cell office:value-type="float" office:value="1.08664697772491">
            <text:p>1.0866469777</text:p>
          </table:table-cell>
          <table:table-cell office:value-type="float" office:value="1.13647472755345">
            <text:p>1.1364747276</text:p>
          </table:table-cell>
          <table:table-cell office:value-type="float" office:value="1.15226298120845">
            <text:p>1.1522629812</text:p>
          </table:table-cell>
          <table:table-cell office:value-type="float" office:value="28.7269482943858">
            <text:p>28.7269482944</text:p>
          </table:table-cell>
          <table:table-cell office:value-type="float" office:value="18.5007430020262">
            <text:p>18.500743002</text:p>
          </table:table-cell>
          <table:table-cell office:value-type="float" office:value="16.6563698189667">
            <text:p>16.65636981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651">
            <text:p>651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4755">
            <text:p>14755</text:p>
          </table:table-cell>
          <table:table-cell office:value-type="float" office:value="22136">
            <text:p>22136</text:p>
          </table:table-cell>
          <table:table-cell office:value-type="float" office:value="32114">
            <text:p>32114</text:p>
          </table:table-cell>
          <table:table-cell office:value-type="float" office:value="308.375">
            <text:p>308.375</text:p>
          </table:table-cell>
          <table:table-cell office:value-type="float" office:value="518.125">
            <text:p>518.125</text:p>
          </table:table-cell>
          <table:table-cell office:value-type="float" office:value="1102.625">
            <text:p>1102.625</text:p>
          </table:table-cell>
          <table:table-cell office:value-type="float" office:value="0.0208996950186378">
            <text:p>0.020899695</text:p>
          </table:table-cell>
          <table:table-cell office:value-type="float" office:value="0.0234064419949404">
            <text:p>0.023406442</text:p>
          </table:table-cell>
          <table:table-cell office:value-type="float" office:value="0.0343347138319736">
            <text:p>0.0343347138</text:p>
          </table:table-cell>
          <table:table-cell office:value-type="float" office:value="1.0740050551789">
            <text:p>1.0740050552</text:p>
          </table:table-cell>
          <table:table-cell office:value-type="float" office:value="1.08299635557494">
            <text:p>1.0829963556</text:p>
          </table:table-cell>
          <table:table-cell office:value-type="float" office:value="1.1224820886568">
            <text:p>1.1224820887</text:p>
          </table:table-cell>
          <table:table-cell office:value-type="float" office:value="33.5107996595211">
            <text:p>33.5107996595</text:p>
          </table:table-cell>
          <table:table-cell office:value-type="float" office:value="29.9587589853709">
            <text:p>29.9587589854</text:p>
          </table:table-cell>
          <table:table-cell office:value-type="float" office:value="20.5325647648609">
            <text:p>20.532564764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4920">
            <text:p>14920</text:p>
          </table:table-cell>
          <table:table-cell office:value-type="float" office:value="20983">
            <text:p>20983</text:p>
          </table:table-cell>
          <table:table-cell office:value-type="float" office:value="34396">
            <text:p>34396</text:p>
          </table:table-cell>
          <table:table-cell office:value-type="float" office:value="144.125">
            <text:p>144.125</text:p>
          </table:table-cell>
          <table:table-cell office:value-type="float" office:value="558.25">
            <text:p>558.25</text:p>
          </table:table-cell>
          <table:table-cell office:value-type="float" office:value="1655.75">
            <text:p>1655.75</text:p>
          </table:table-cell>
          <table:table-cell office:value-type="float" office:value="0.00965985254691689">
            <text:p>0.0096598525</text:p>
          </table:table-cell>
          <table:table-cell office:value-type="float" office:value="0.0266048706095411">
            <text:p>0.0266048706</text:p>
          </table:table-cell>
          <table:table-cell office:value-type="float" office:value="0.0481378648680079">
            <text:p>0.0481378649</text:p>
          </table:table-cell>
          <table:table-cell office:value-type="float" office:value="1.03399237690662">
            <text:p>1.0339923769</text:p>
          </table:table-cell>
          <table:table-cell office:value-type="float" office:value="1.09450437264809">
            <text:p>1.0945043726</text:p>
          </table:table-cell>
          <table:table-cell office:value-type="float" office:value="1.17302434494477">
            <text:p>1.1730243449</text:p>
          </table:table-cell>
          <table:table-cell office:value-type="float" office:value="0">
            <text:p>0</text:p>
          </table:table-cell>
          <table:table-cell office:value-type="float" office:value="26.3984510970059">
            <text:p>26.398451097</text:p>
          </table:table-cell>
          <table:table-cell office:value-type="float" office:value="14.7430670630068">
            <text:p>14.74306706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5515">
            <text:p>15515</text:p>
          </table:table-cell>
          <table:table-cell office:value-type="float" office:value="22042">
            <text:p>22042</text:p>
          </table:table-cell>
          <table:table-cell office:value-type="float" office:value="38197">
            <text:p>38197</text:p>
          </table:table-cell>
          <table:table-cell office:value-type="float" office:value="687.375">
            <text:p>687.375</text:p>
          </table:table-cell>
          <table:table-cell office:value-type="float" office:value="1117.75">
            <text:p>1117.75</text:p>
          </table:table-cell>
          <table:table-cell office:value-type="float" office:value="1853.25">
            <text:p>1853.25</text:p>
          </table:table-cell>
          <table:table-cell office:value-type="float" office:value="0.0443038994521431">
            <text:p>0.0443038995</text:p>
          </table:table-cell>
          <table:table-cell office:value-type="float" office:value="0.0507100081662281">
            <text:p>0.0507100082</text:p>
          </table:table-cell>
          <table:table-cell office:value-type="float" office:value="0.0485182082362489">
            <text:p>0.0485182082</text:p>
          </table:table-cell>
          <table:table-cell office:value-type="float" office:value="1.15891080567557">
            <text:p>1.1589108057</text:p>
          </table:table-cell>
          <table:table-cell office:value-type="float" office:value="1.18252517824111">
            <text:p>1.1825251782</text:p>
          </table:table-cell>
          <table:table-cell office:value-type="float" office:value="1.17442760122657">
            <text:p>1.1744276012</text:p>
          </table:table-cell>
          <table:table-cell office:value-type="float" office:value="15.989355704711">
            <text:p>15.9893557047</text:p>
          </table:table-cell>
          <table:table-cell office:value-type="float" office:value="14.0125602276862">
            <text:p>14.0125602277</text:p>
          </table:table-cell>
          <table:table-cell office:value-type="float" office:value="14.6301679979719">
            <text:p>14.63016799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435">
            <text:p>435</text:p>
          </table:table-cell>
          <table:table-cell office:value-type="float" office:value="16350">
            <text:p>16350</text:p>
          </table:table-cell>
          <table:table-cell office:value-type="float" office:value="23464">
            <text:p>23464</text:p>
          </table:table-cell>
          <table:table-cell office:value-type="float" office:value="40674">
            <text:p>40674</text:p>
          </table:table-cell>
          <table:table-cell office:value-type="float" office:value="320">
            <text:p>320</text:p>
          </table:table-cell>
          <table:table-cell office:value-type="float" office:value="1050.5">
            <text:p>1050.5</text:p>
          </table:table-cell>
          <table:table-cell office:value-type="float" office:value="1794.75">
            <text:p>1794.75</text:p>
          </table:table-cell>
          <table:table-cell office:value-type="float" office:value="0.0195718654434251">
            <text:p>0.0195718654</text:p>
          </table:table-cell>
          <table:table-cell office:value-type="float" office:value="0.0447707125809751">
            <text:p>0.0447707126</text:p>
          </table:table-cell>
          <table:table-cell office:value-type="float" office:value="0.0441252397108718">
            <text:p>0.0441252397</text:p>
          </table:table-cell>
          <table:table-cell office:value-type="float" office:value="1.06925232256918">
            <text:p>1.0692523226</text:p>
          </table:table-cell>
          <table:table-cell office:value-type="float" office:value="1.16062615077523">
            <text:p>1.1606261508</text:p>
          </table:table-cell>
          <table:table-cell office:value-type="float" office:value="1.15825453107595">
            <text:p>1.1582545311</text:p>
          </table:table-cell>
          <table:table-cell office:value-type="float" office:value="0">
            <text:p>0</text:p>
          </table:table-cell>
          <table:table-cell office:value-type="float" office:value="15.8262003708005">
            <text:p>15.8262003708</text:p>
          </table:table-cell>
          <table:table-cell office:value-type="float" office:value="16.0527121605495">
            <text:p>16.052712160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16731">
            <text:p>16731</text:p>
          </table:table-cell>
          <table:table-cell office:value-type="float" office:value="23565">
            <text:p>23565</text:p>
          </table:table-cell>
          <table:table-cell office:value-type="float" office:value="39909">
            <text:p>39909</text:p>
          </table:table-cell>
          <table:table-cell office:value-type="float" office:value="383.5">
            <text:p>383.5</text:p>
          </table:table-cell>
          <table:table-cell office:value-type="float" office:value="832">
            <text:p>832</text:p>
          </table:table-cell>
          <table:table-cell office:value-type="float" office:value="2018">
            <text:p>2018</text:p>
          </table:table-cell>
          <table:table-cell office:value-type="float" office:value="0.0229215229215229">
            <text:p>0.0229215229</text:p>
          </table:table-cell>
          <table:table-cell office:value-type="float" office:value="0.0353065987693613">
            <text:p>0.0353065988</text:p>
          </table:table-cell>
          <table:table-cell office:value-type="float" office:value="0.0505650354556616">
            <text:p>0.0505650355</text:p>
          </table:table-cell>
          <table:table-cell office:value-type="float" office:value="1.08125510680289">
            <text:p>1.0812551068</text:p>
          </table:table-cell>
          <table:table-cell office:value-type="float" office:value="1.12601634528942">
            <text:p>1.1260163453</text:p>
          </table:table-cell>
          <table:table-cell office:value-type="float" office:value="1.18198899680366">
            <text:p>1.1819889968</text:p>
          </table:table-cell>
          <table:table-cell office:value-type="float" office:value="30.5852788325703">
            <text:p>30.5852788326</text:p>
          </table:table-cell>
          <table:table-cell office:value-type="float" office:value="19.9767969536758">
            <text:p>19.9767969537</text:p>
          </table:table-cell>
          <table:table-cell office:value-type="float" office:value="14.0517575166766">
            <text:p>14.051757516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588">
            <text:p>15588</text:p>
          </table:table-cell>
          <table:table-cell office:value-type="float" office:value="24366">
            <text:p>24366</text:p>
          </table:table-cell>
          <table:table-cell office:value-type="float" office:value="41804">
            <text:p>41804</text:p>
          </table:table-cell>
          <table:table-cell office:value-type="float" office:value="425.75">
            <text:p>425.75</text:p>
          </table:table-cell>
          <table:table-cell office:value-type="float" office:value="1159.375">
            <text:p>1159.375</text:p>
          </table:table-cell>
          <table:table-cell office:value-type="float" office:value="2062.875">
            <text:p>2062.875</text:p>
          </table:table-cell>
          <table:table-cell office:value-type="float" office:value="0.0273126764177573">
            <text:p>0.0273126764</text:p>
          </table:table-cell>
          <table:table-cell office:value-type="float" office:value="0.0475816711811541">
            <text:p>0.0475816712</text:p>
          </table:table-cell>
          <table:table-cell office:value-type="float" office:value="0.0493463544158454">
            <text:p>0.0493463544</text:p>
          </table:table-cell>
          <table:table-cell office:value-type="float" office:value="1.09705649275663">
            <text:p>1.0970564928</text:p>
          </table:table-cell>
          <table:table-cell office:value-type="float" office:value="1.17097331938153">
            <text:p>1.1709733194</text:p>
          </table:table-cell>
          <table:table-cell office:value-type="float" office:value="1.17748496333596">
            <text:p>1.1774849633</text:p>
          </table:table-cell>
          <table:table-cell office:value-type="float" office:value="25.7232396772207">
            <text:p>25.7232396772</text:p>
          </table:table-cell>
          <table:table-cell office:value-type="float" office:value="14.9114135641056">
            <text:p>14.9114135641</text:p>
          </table:table-cell>
          <table:table-cell office:value-type="float" office:value="14.3903646591897">
            <text:p>14.390364659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5968">
            <text:p>25968</text:p>
          </table:table-cell>
          <table:table-cell office:value-type="float" office:value="43087">
            <text:p>43087</text:p>
          </table:table-cell>
          <table:table-cell office:value-type="float" office:value="600.625">
            <text:p>600.625</text:p>
          </table:table-cell>
          <table:table-cell office:value-type="float" office:value="1129">
            <text:p>1129</text:p>
          </table:table-cell>
          <table:table-cell office:value-type="float" office:value="1487.5">
            <text:p>1487.5</text:p>
          </table:table-cell>
          <table:table-cell office:value-type="float" office:value="0.0393620158594928">
            <text:p>0.0393620159</text:p>
          </table:table-cell>
          <table:table-cell office:value-type="float" office:value="0.0434765865680838">
            <text:p>0.0434765866</text:p>
          </table:table-cell>
          <table:table-cell office:value-type="float" office:value="0.0345231740432149">
            <text:p>0.034523174</text:p>
          </table:table-cell>
          <table:table-cell office:value-type="float" office:value="1.14080381736157">
            <text:p>1.1408038174</text:p>
          </table:table-cell>
          <table:table-cell office:value-type="float" office:value="1.15587287160433">
            <text:p>1.1558728716</text:p>
          </table:table-cell>
          <table:table-cell office:value-type="float" office:value="1.12316713426145">
            <text:p>1.1231671343</text:p>
          </table:table-cell>
          <table:table-cell office:value-type="float" office:value="17.9538883845046">
            <text:p>17.9538883845</text:p>
          </table:table-cell>
          <table:table-cell office:value-type="float" office:value="16.287114518216">
            <text:p>16.2871145182</text:p>
          </table:table-cell>
          <table:table-cell office:value-type="float" office:value="20.4223493215765">
            <text:p>20.422349321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364">
            <text:p>16364</text:p>
          </table:table-cell>
          <table:table-cell office:value-type="float" office:value="27758">
            <text:p>27758</text:p>
          </table:table-cell>
          <table:table-cell office:value-type="float" office:value="44917">
            <text:p>44917</text:p>
          </table:table-cell>
          <table:table-cell office:value-type="float" office:value="657.75">
            <text:p>657.75</text:p>
          </table:table-cell>
          <table:table-cell office:value-type="float" office:value="1090.5">
            <text:p>1090.5</text:p>
          </table:table-cell>
          <table:table-cell office:value-type="float" office:value="960.875">
            <text:p>960.875</text:p>
          </table:table-cell>
          <table:table-cell office:value-type="float" office:value="0.0401949401124419">
            <text:p>0.0401949401</text:p>
          </table:table-cell>
          <table:table-cell office:value-type="float" office:value="0.0392859716117876">
            <text:p>0.0392859716</text:p>
          </table:table-cell>
          <table:table-cell office:value-type="float" office:value="0.0213922345659772">
            <text:p>0.0213922346</text:p>
          </table:table-cell>
          <table:table-cell office:value-type="float" office:value="1.14384893148641">
            <text:p>1.1438489315</text:p>
          </table:table-cell>
          <table:table-cell office:value-type="float" office:value="1.1405259402696">
            <text:p>1.1405259403</text:p>
          </table:table-cell>
          <table:table-cell office:value-type="float" office:value="1.07576977127238">
            <text:p>1.0757697713</text:p>
          </table:table-cell>
          <table:table-cell office:value-type="float" office:value="17.588935069461">
            <text:p>17.5889350695</text:p>
          </table:table-cell>
          <table:table-cell office:value-type="float" office:value="17.9879786857316">
            <text:p>17.9879786857</text:p>
          </table:table-cell>
          <table:table-cell office:value-type="float" office:value="32.7471638032115">
            <text:p>32.747163803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838">
            <text:p>28838</text:p>
          </table:table-cell>
          <table:table-cell office:value-type="float" office:value="48085">
            <text:p>48085</text:p>
          </table:table-cell>
          <table:table-cell office:value-type="float" office:value="583.75">
            <text:p>583.75</text:p>
          </table:table-cell>
          <table:table-cell office:value-type="float" office:value="1404.875">
            <text:p>1404.875</text:p>
          </table:table-cell>
          <table:table-cell office:value-type="float" office:value="986.5">
            <text:p>986.5</text:p>
          </table:table-cell>
          <table:table-cell office:value-type="float" office:value="0.0334450555746534">
            <text:p>0.0334450556</text:p>
          </table:table-cell>
          <table:table-cell office:value-type="float" office:value="0.0487161037519939">
            <text:p>0.0487161038</text:p>
          </table:table-cell>
          <table:table-cell office:value-type="float" office:value="0.0205157533534366">
            <text:p>0.0205157534</text:p>
          </table:table-cell>
          <table:table-cell office:value-type="float" office:value="1.11925009512637">
            <text:p>1.1192500951</text:p>
          </table:table-cell>
          <table:table-cell office:value-type="float" office:value="1.17515795031094">
            <text:p>1.1751579503</text:p>
          </table:table-cell>
          <table:table-cell office:value-type="float" office:value="1.07263009316292">
            <text:p>1.0726300932</text:p>
          </table:table-cell>
          <table:table-cell office:value-type="float" office:value="21.0696256385208">
            <text:p>21.0696256385</text:p>
          </table:table-cell>
          <table:table-cell office:value-type="float" office:value="14.5721228833858">
            <text:p>14.5721228834</text:p>
          </table:table-cell>
          <table:table-cell office:value-type="float" office:value="34.1314950065066">
            <text:p>34.131495006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30004">
            <text:p>30004</text:p>
          </table:table-cell>
          <table:table-cell office:value-type="float" office:value="50899">
            <text:p>50899</text:p>
          </table:table-cell>
          <table:table-cell office:value-type="float" office:value="812.25">
            <text:p>812.25</text:p>
          </table:table-cell>
          <table:table-cell office:value-type="float" office:value="1554.75">
            <text:p>1554.75</text:p>
          </table:table-cell>
          <table:table-cell office:value-type="float" office:value="866.25">
            <text:p>866.25</text:p>
          </table:table-cell>
          <table:table-cell office:value-type="float" office:value="0.0443222743642912">
            <text:p>0.0443222744</text:p>
          </table:table-cell>
          <table:table-cell office:value-type="float" office:value="0.0518180909212105">
            <text:p>0.0518180909</text:p>
          </table:table-cell>
          <table:table-cell office:value-type="float" office:value="0.0170189984086131">
            <text:p>0.0170189984</text:p>
          </table:table-cell>
          <table:table-cell office:value-type="float" office:value="1.15897830972447">
            <text:p>1.1589783097</text:p>
          </table:table-cell>
          <table:table-cell office:value-type="float" office:value="1.18662614273581">
            <text:p>1.1866261427</text:p>
          </table:table-cell>
          <table:table-cell office:value-type="float" office:value="1.06013420119154">
            <text:p>1.0601342012</text:p>
          </table:table-cell>
          <table:table-cell office:value-type="float" office:value="15.9828685421438">
            <text:p>15.9828685421</text:p>
          </table:table-cell>
          <table:table-cell office:value-type="float" office:value="13.7202035558846">
            <text:p>13.72020355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377">
            <text:p>20377</text:p>
          </table:table-cell>
          <table:table-cell office:value-type="float" office:value="30845">
            <text:p>30845</text:p>
          </table:table-cell>
          <table:table-cell office:value-type="float" office:value="49738">
            <text:p>49738</text:p>
          </table:table-cell>
          <table:table-cell office:value-type="float" office:value="969.375">
            <text:p>969.375</text:p>
          </table:table-cell>
          <table:table-cell office:value-type="float" office:value="1027.25">
            <text:p>1027.25</text:p>
          </table:table-cell>
          <table:table-cell office:value-type="float" office:value="762.375">
            <text:p>762.375</text:p>
          </table:table-cell>
          <table:table-cell office:value-type="float" office:value="0.0475720174706777">
            <text:p>0.0475720175</text:p>
          </table:table-cell>
          <table:table-cell office:value-type="float" office:value="0.0333036148484357">
            <text:p>0.0333036148</text:p>
          </table:table-cell>
          <table:table-cell office:value-type="float" office:value="0.0153278177650891">
            <text:p>0.0153278178</text:p>
          </table:table-cell>
          <table:table-cell office:value-type="float" office:value="1.17093773096598">
            <text:p>1.170937731</text:p>
          </table:table-cell>
          <table:table-cell office:value-type="float" office:value="1.11873654826299">
            <text:p>1.1187365483</text:p>
          </table:table-cell>
          <table:table-cell office:value-type="float" office:value="1.05410784849279">
            <text:p>1.0541078485</text:p>
          </table:table-cell>
          <table:table-cell office:value-type="float" office:value="14.9143702599746">
            <text:p>14.91437026</text:p>
          </table:table-cell>
          <table:table-cell office:value-type="float" office:value="21.1576525869597">
            <text:p>21.1576525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132">
            <text:p>32132</text:p>
          </table:table-cell>
          <table:table-cell office:value-type="float" office:value="47987">
            <text:p>47987</text:p>
          </table:table-cell>
          <table:table-cell office:value-type="float" office:value="939.5">
            <text:p>939.5</text:p>
          </table:table-cell>
          <table:table-cell office:value-type="float" office:value="673.125">
            <text:p>673.125</text:p>
          </table:table-cell>
          <table:table-cell office:value-type="float" office:value="786.875">
            <text:p>786.875</text:p>
          </table:table-cell>
          <table:table-cell office:value-type="float" office:value="0.0434712196927633">
            <text:p>0.0434712197</text:p>
          </table:table-cell>
          <table:table-cell office:value-type="float" office:value="0.0209487426864185">
            <text:p>0.0209487427</text:p>
          </table:table-cell>
          <table:table-cell office:value-type="float" office:value="0.0163976702023465">
            <text:p>0.0163976702</text:p>
          </table:table-cell>
          <table:table-cell office:value-type="float" office:value="1.15585317293016">
            <text:p>1.1558531729</text:p>
          </table:table-cell>
          <table:table-cell office:value-type="float" office:value="1.07418074504994">
            <text:p>1.074180745</text:p>
          </table:table-cell>
          <table:table-cell office:value-type="float" office:value="1.05791885754082">
            <text:p>1.0579188575</text:p>
          </table:table-cell>
          <table:table-cell office:value-type="float" office:value="16.289083108069">
            <text:p>16.2890831081</text:p>
          </table:table-cell>
          <table:table-cell office:value-type="float" office:value="33.4331460886375">
            <text:p>33.4331460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062">
            <text:p>34062</text:p>
          </table:table-cell>
          <table:table-cell office:value-type="float" office:value="47774">
            <text:p>47774</text:p>
          </table:table-cell>
          <table:table-cell office:value-type="float" office:value="1010.375">
            <text:p>1010.375</text:p>
          </table:table-cell>
          <table:table-cell office:value-type="float" office:value="442.5">
            <text:p>442.5</text:p>
          </table:table-cell>
          <table:table-cell office:value-type="float" office:value="668.5">
            <text:p>668.5</text:p>
          </table:table-cell>
          <table:table-cell office:value-type="float" office:value="0.0469832597070449">
            <text:p>0.0469832597</text:p>
          </table:table-cell>
          <table:table-cell office:value-type="float" office:value="0.0129910163818918">
            <text:p>0.0129910164</text:p>
          </table:table-cell>
          <table:table-cell office:value-type="float" office:value="0.0139929668857538">
            <text:p>0.0139929669</text:p>
          </table:table-cell>
          <table:table-cell office:value-type="float" office:value="1.16876796529235">
            <text:p>1.1687679653</text:p>
          </table:table-cell>
          <table:table-cell office:value-type="float" office:value="1.04579933968963">
            <text:p>1.0457993397</text:p>
          </table:table-cell>
          <table:table-cell office:value-type="float" office:value="1.04935915821978">
            <text:p>1.0493591582</text:p>
          </table:table-cell>
          <table:table-cell office:value-type="float" office:value="15.0969886951964">
            <text:p>15.096988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5222">
            <text:p>35222</text:p>
          </table:table-cell>
          <table:table-cell office:value-type="float" office:value="49784">
            <text:p>49784</text:p>
          </table:table-cell>
          <table:table-cell office:value-type="float" office:value="1085.875">
            <text:p>1085.875</text:p>
          </table:table-cell>
          <table:table-cell office:value-type="float" office:value="578.375">
            <text:p>578.375</text:p>
          </table:table-cell>
          <table:table-cell office:value-type="float" office:value="876.625">
            <text:p>876.625</text:p>
          </table:table-cell>
          <table:table-cell office:value-type="float" office:value="0.0491657611156389">
            <text:p>0.0491657611</text:p>
          </table:table-cell>
          <table:table-cell office:value-type="float" office:value="0.0164208449264664">
            <text:p>0.0164208449</text:p>
          </table:table-cell>
          <table:table-cell office:value-type="float" office:value="0.0176085690181584">
            <text:p>0.017608569</text:p>
          </table:table-cell>
          <table:table-cell office:value-type="float" office:value="1.17681801715425">
            <text:p>1.1768180172</text:p>
          </table:table-cell>
          <table:table-cell office:value-type="float" office:value="1.05800145977291">
            <text:p>1.0580014598</text:p>
          </table:table-cell>
          <table:table-cell office:value-type="float" office:value="1.06223771250117">
            <text:p>1.0622377125</text:p>
          </table:table-cell>
          <table:table-cell office:value-type="float" office:value="14.4419697944745">
            <text:p>14.4419697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842">
            <text:p>34842</text:p>
          </table:table-cell>
          <table:table-cell office:value-type="float" office:value="49186">
            <text:p>49186</text:p>
          </table:table-cell>
          <table:table-cell office:value-type="float" office:value="779.125">
            <text:p>779.125</text:p>
          </table:table-cell>
          <table:table-cell office:value-type="float" office:value="-205.25">
            <text:p>-205.25</text:p>
          </table:table-cell>
          <table:table-cell office:value-type="float" office:value="-231">
            <text:p>-231</text:p>
          </table:table-cell>
          <table:table-cell office:value-type="float" office:value="0.0338543929781872">
            <text:p>0.033854393</text:p>
          </table:table-cell>
          <table:table-cell office:value-type="float" office:value="-0.00589087882440732">
            <text:p>-0.0058908788</text:p>
          </table:table-cell>
          <table:table-cell office:value-type="float" office:value="-0.00469645834180458">
            <text:p>-0.0046964583</text:p>
          </table:table-cell>
          <table:table-cell office:value-type="float" office:value="1.12073677047454">
            <text:p>1.1207367705</text:p>
          </table:table-cell>
          <table:table-cell office:value-type="float" office:value="0.979449940923089">
            <text:p>0.9794499409</text:p>
          </table:table-cell>
          <table:table-cell office:value-type="float" office:value="0.983605626976758">
            <text:p>0.983605627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23880">
            <text:p>23880</text:p>
          </table:table-cell>
          <table:table-cell office:value-type="float" office:value="33853">
            <text:p>33853</text:p>
          </table:table-cell>
          <table:table-cell office:value-type="float" office:value="51233">
            <text:p>51233</text:p>
          </table:table-cell>
          <table:table-cell office:value-type="float" office:value="497.25">
            <text:p>497.25</text:p>
          </table:table-cell>
          <table:table-cell office:value-type="float" office:value="525.75">
            <text:p>525.75</text:p>
          </table:table-cell>
          <table:table-cell office:value-type="float" office:value="-439.125">
            <text:p>-439.125</text:p>
          </table:table-cell>
          <table:table-cell office:value-type="float" office:value="0.020822864321608">
            <text:p>0.0208228643</text:p>
          </table:table-cell>
          <table:table-cell office:value-type="float" office:value="0.0155303813546805">
            <text:p>0.0155303814</text:p>
          </table:table-cell>
          <table:table-cell office:value-type="float" office:value="-0.00857113579138446">
            <text:p>-0.0085711358</text:p>
          </table:table-cell>
          <table:table-cell office:value-type="float" office:value="1.0737298648156">
            <text:p>1.0737298648</text:p>
          </table:table-cell>
          <table:table-cell office:value-type="float" office:value="1.05482907252162">
            <text:p>1.0548290725</text:p>
          </table:table-cell>
          <table:table-cell office:value-type="float" office:value="0.970145014892913">
            <text:p>0.9701450149</text:p>
          </table:table-cell>
          <table:table-cell office:value-type="float" office:value="33.6331753749967">
            <text:p>33.6331753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062">
            <text:p>34062</text:p>
          </table:table-cell>
          <table:table-cell office:value-type="float" office:value="53433">
            <text:p>53433</text:p>
          </table:table-cell>
          <table:table-cell office:value-type="float" office:value="465.875">
            <text:p>465.875</text:p>
          </table:table-cell>
          <table:table-cell office:value-type="float" office:value="442.5">
            <text:p>442.5</text:p>
          </table:table-cell>
          <table:table-cell office:value-type="float" office:value="-157.125">
            <text:p>-157.125</text:p>
          </table:table-cell>
          <table:table-cell office:value-type="float" office:value="0.0182431374084661">
            <text:p>0.0182431374</text:p>
          </table:table-cell>
          <table:table-cell office:value-type="float" office:value="0.0129910163818918">
            <text:p>0.0129910164</text:p>
          </table:table-cell>
          <table:table-cell office:value-type="float" office:value="-0.0029405985065409">
            <text:p>-0.0029405985</text:p>
          </table:table-cell>
          <table:table-cell office:value-type="float" office:value="1.06450329257214">
            <text:p>1.0645032926</text:p>
          </table:table-cell>
          <table:table-cell office:value-type="float" office:value="1.04579933968963">
            <text:p>1.0457993397</text:p>
          </table:table-cell>
          <table:table-cell office:value-type="float" office:value="0.989724853581477">
            <text:p>0.98972485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442">
            <text:p>35442</text:p>
          </table:table-cell>
          <table:table-cell office:value-type="float" office:value="51101">
            <text:p>51101</text:p>
          </table:table-cell>
          <table:table-cell office:value-type="float" office:value="-18.5">
            <text:p>-18.5</text:p>
          </table:table-cell>
          <table:table-cell office:value-type="float" office:value="603.5">
            <text:p>603.5</text:p>
          </table:table-cell>
          <table:table-cell office:value-type="float" office:value="-184">
            <text:p>-184</text:p>
          </table:table-cell>
          <table:table-cell office:value-type="float" office:value="-0.000691537081339713">
            <text:p>-0.0006915371</text:p>
          </table:table-cell>
          <table:table-cell office:value-type="float" office:value="0.0170278201004458">
            <text:p>0.0170278201</text:p>
          </table:table-cell>
          <table:table-cell office:value-type="float" office:value="-0.0036007123148275">
            <text:p>-0.0036007123</text:p>
          </table:table-cell>
          <table:table-cell office:value-type="float" office:value="0.997580557533439">
            <text:p>0.9975805575</text:p>
          </table:table-cell>
          <table:table-cell office:value-type="float" office:value="1.06016566580001">
            <text:p>1.0601656658</text:p>
          </table:table-cell>
          <table:table-cell office:value-type="float" office:value="0.987422918551285">
            <text:p>0.98742291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510">
            <text:p>34510</text:p>
          </table:table-cell>
          <table:table-cell office:value-type="float" office:value="48056">
            <text:p>48056</text:p>
          </table:table-cell>
          <table:table-cell office:value-type="float" office:value="373.875">
            <text:p>373.875</text:p>
          </table:table-cell>
          <table:table-cell office:value-type="float" office:value="-243">
            <text:p>-243</text:p>
          </table:table-cell>
          <table:table-cell office:value-type="float" office:value="-245.875">
            <text:p>-245.875</text:p>
          </table:table-cell>
          <table:table-cell office:value-type="float" office:value="0.0140501691093574">
            <text:p>0.0140501691</text:p>
          </table:table-cell>
          <table:table-cell office:value-type="float" office:value="-0.007041437264561">
            <text:p>-0.0070414373</text:p>
          </table:table-cell>
          <table:table-cell office:value-type="float" office:value="-0.0051164266688863">
            <text:p>-0.0051164267</text:p>
          </table:table-cell>
          <table:table-cell office:value-type="float" office:value="1.04956251009667">
            <text:p>1.0495625101</text:p>
          </table:table-cell>
          <table:table-cell office:value-type="float" office:value="0.975452149977988">
            <text:p>0.97545215</text:p>
          </table:table-cell>
          <table:table-cell office:value-type="float" office:value="0.98214381518974">
            <text:p>0.98214381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4980">
            <text:p>24980</text:p>
          </table:table-cell>
          <table:table-cell office:value-type="float" office:value="32860">
            <text:p>32860</text:p>
          </table:table-cell>
          <table:table-cell office:value-type="float" office:value="50262">
            <text:p>50262</text:p>
          </table:table-cell>
          <table:table-cell office:value-type="float" office:value="24.125">
            <text:p>24.125</text:p>
          </table:table-cell>
          <table:table-cell office:value-type="float" office:value="552.125">
            <text:p>552.125</text:p>
          </table:table-cell>
          <table:table-cell office:value-type="float" office:value="-354.375">
            <text:p>-354.375</text:p>
          </table:table-cell>
          <table:table-cell office:value-type="float" office:value="0.000965772618094476">
            <text:p>0.0009657726</text:p>
          </table:table-cell>
          <table:table-cell office:value-type="float" office:value="0.0168023432744979">
            <text:p>0.0168023433</text:p>
          </table:table-cell>
          <table:table-cell office:value-type="float" office:value="-0.00705055509132148">
            <text:p>-0.0070505551</text:p>
          </table:table-cell>
          <table:table-cell office:value-type="float" office:value="1.00338203228816">
            <text:p>1.0033820323</text:p>
          </table:table-cell>
          <table:table-cell office:value-type="float" office:value="1.05936154619019">
            <text:p>1.0593615462</text:p>
          </table:table-cell>
          <table:table-cell office:value-type="float" office:value="0.975420489421483">
            <text:p>0.97542048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25232">
            <text:p>25232</text:p>
          </table:table-cell>
          <table:table-cell office:value-type="float" office:value="33636">
            <text:p>33636</text:p>
          </table:table-cell>
          <table:table-cell office:value-type="float" office:value="51838">
            <text:p>51838</text:p>
          </table:table-cell>
          <table:table-cell office:value-type="float" office:value="309.875">
            <text:p>309.875</text:p>
          </table:table-cell>
          <table:table-cell office:value-type="float" office:value="65.5">
            <text:p>65.5</text:p>
          </table:table-cell>
          <table:table-cell office:value-type="float" office:value="-174.125">
            <text:p>-174.125</text:p>
          </table:table-cell>
          <table:table-cell office:value-type="float" office:value="0.0122810320228282">
            <text:p>0.012281032</text:p>
          </table:table-cell>
          <table:table-cell office:value-type="float" office:value="0.00194731834938756">
            <text:p>0.0019473183</text:p>
          </table:table-cell>
          <table:table-cell office:value-type="float" office:value="-0.0033590223388248">
            <text:p>-0.0033590223</text:p>
          </table:table-cell>
          <table:table-cell office:value-type="float" office:value="1.04327922662509">
            <text:p>1.0432792266</text:p>
          </table:table-cell>
          <table:table-cell office:value-type="float" office:value="1.00682304663841">
            <text:p>1.0068230466</text:p>
          </table:table-cell>
          <table:table-cell office:value-type="float" office:value="0.988265536555016">
            <text:p>0.9882655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416">
            <text:p>34416</text:p>
          </table:table-cell>
          <table:table-cell office:value-type="float" office:value="49706">
            <text:p>49706</text:p>
          </table:table-cell>
          <table:table-cell office:value-type="float" office:value="-23.125">
            <text:p>-23.125</text:p>
          </table:table-cell>
          <table:table-cell office:value-type="float" office:value="179">
            <text:p>179</text:p>
          </table:table-cell>
          <table:table-cell office:value-type="float" office:value="-185.25">
            <text:p>-185.25</text:p>
          </table:table-cell>
          <table:table-cell office:value-type="float" office:value="-0.000895554178607389">
            <text:p>-0.0008955542</text:p>
          </table:table-cell>
          <table:table-cell office:value-type="float" office:value="0.00520106927010693">
            <text:p>0.0052010693</text:p>
          </table:table-cell>
          <table:table-cell office:value-type="float" office:value="-0.00372691425582425">
            <text:p>-0.0037269143</text:p>
          </table:table-cell>
          <table:table-cell office:value-type="float" office:value="0.996867132328756">
            <text:p>0.9968671323</text:p>
          </table:table-cell>
          <table:table-cell office:value-type="float" office:value="1.01825676264362">
            <text:p>1.0182567626</text:p>
          </table:table-cell>
          <table:table-cell office:value-type="float" office:value="0.986983024288761">
            <text:p>0.9869830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938">
            <text:p>25938</text:p>
          </table:table-cell>
          <table:table-cell office:value-type="float" office:value="33864">
            <text:p>33864</text:p>
          </table:table-cell>
          <table:table-cell office:value-type="float" office:value="50370">
            <text:p>50370</text:p>
          </table:table-cell>
          <table:table-cell office:value-type="float" office:value="86.125">
            <text:p>86.125</text:p>
          </table:table-cell>
          <table:table-cell office:value-type="float" office:value="-155.25">
            <text:p>-155.25</text:p>
          </table:table-cell>
          <table:table-cell office:value-type="float" office:value="-203.375">
            <text:p>-203.375</text:p>
          </table:table-cell>
          <table:table-cell office:value-type="float" office:value="0.00332041791965456">
            <text:p>0.0033204179</text:p>
          </table:table-cell>
          <table:table-cell office:value-type="float" office:value="-0.00458451452870305">
            <text:p>-0.0045845145</text:p>
          </table:table-cell>
          <table:table-cell office:value-type="float" office:value="-0.00403762160015882">
            <text:p>-0.0040376216</text:p>
          </table:table-cell>
          <table:table-cell office:value-type="float" office:value="1.01164307206211">
            <text:p>1.0116430721</text:p>
          </table:table-cell>
          <table:table-cell office:value-type="float" office:value="0.983995393985528">
            <text:p>0.983995394</text:p>
          </table:table-cell>
          <table:table-cell office:value-type="float" office:value="0.985900277080289">
            <text:p>0.9859002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5248">
            <text:p>35248</text:p>
          </table:table-cell>
          <table:table-cell office:value-type="float" office:value="52546">
            <text:p>52546</text:p>
          </table:table-cell>
          <table:table-cell office:value-type="float" office:value="-26.375">
            <text:p>-26.375</text:p>
          </table:table-cell>
          <table:table-cell office:value-type="float" office:value="-360.5">
            <text:p>-360.5</text:p>
          </table:table-cell>
          <table:table-cell office:value-type="float" office:value="-684.875">
            <text:p>-684.875</text:p>
          </table:table-cell>
          <table:table-cell office:value-type="float" office:value="-0.00110448073701843">
            <text:p>-0.0011044807</text:p>
          </table:table-cell>
          <table:table-cell office:value-type="float" office:value="-0.0102275306400363">
            <text:p>-0.0102275306</text:p>
          </table:table-cell>
          <table:table-cell office:value-type="float" office:value="-0.0130338179880486">
            <text:p>-0.013033818</text:p>
          </table:table-cell>
          <table:table-cell office:value-type="float" office:value="0.996136708380725">
            <text:p>0.9961367084</text:p>
          </table:table-cell>
          <table:table-cell office:value-type="float" office:value="0.964408663430539">
            <text:p>0.9644086634</text:p>
          </table:table-cell>
          <table:table-cell office:value-type="float" office:value="0.954714602648067">
            <text:p>0.95471460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774">
            <text:p>36774</text:p>
          </table:table-cell>
          <table:table-cell office:value-type="float" office:value="53798">
            <text:p>53798</text:p>
          </table:table-cell>
          <table:table-cell office:value-type="float" office:value="-25.375">
            <text:p>-25.375</text:p>
          </table:table-cell>
          <table:table-cell office:value-type="float" office:value="-103">
            <text:p>-103</text:p>
          </table:table-cell>
          <table:table-cell office:value-type="float" office:value="-1142.125">
            <text:p>-1142.125</text:p>
          </table:table-cell>
          <table:table-cell office:value-type="float" office:value="-0.00102608168216741">
            <text:p>-0.0010260817</text:p>
          </table:table-cell>
          <table:table-cell office:value-type="float" office:value="-0.00280089193451895">
            <text:p>-0.0028008919</text:p>
          </table:table-cell>
          <table:table-cell office:value-type="float" office:value="-0.0212298784341425">
            <text:p>-0.0212298784</text:p>
          </table:table-cell>
          <table:table-cell office:value-type="float" office:value="0.996410777685906">
            <text:p>0.9964107777</text:p>
          </table:table-cell>
          <table:table-cell office:value-type="float" office:value="0.990212254420616">
            <text:p>0.9902122544</text:p>
          </table:table-cell>
          <table:table-cell office:value-type="float" office:value="0.926578812647625">
            <text:p>0.9265788126</text:p>
          </table:table-cell>
          <table:table-cell table:number-columns-repeated="2" office:value-type="float" office:value="0">
            <text:p>0</text:p>
          </table:table-cell>
          <table:table-cell office:value-type="float" office:value="-32.3017936007685">
            <text:p>-32.301793600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798">
            <text:p>25798</text:p>
          </table:table-cell>
          <table:table-cell office:value-type="float" office:value="34900">
            <text:p>34900</text:p>
          </table:table-cell>
          <table:table-cell office:value-type="float" office:value="53304">
            <text:p>53304</text:p>
          </table:table-cell>
          <table:table-cell office:value-type="float" office:value="94.75">
            <text:p>94.75</text:p>
          </table:table-cell>
          <table:table-cell office:value-type="float" office:value="-152">
            <text:p>-152</text:p>
          </table:table-cell>
          <table:table-cell office:value-type="float" office:value="-1245.75">
            <text:p>-1245.75</text:p>
          </table:table-cell>
          <table:table-cell office:value-type="float" office:value="0.00367276533064579">
            <text:p>0.0036727653</text:p>
          </table:table-cell>
          <table:table-cell office:value-type="float" office:value="-0.00435530085959885">
            <text:p>-0.0043553009</text:p>
          </table:table-cell>
          <table:table-cell office:value-type="float" office:value="-0.0233706663665016">
            <text:p>-0.0233706664</text:p>
          </table:table-cell>
          <table:table-cell office:value-type="float" office:value="1.0128811174994">
            <text:p>1.0128811175</text:p>
          </table:table-cell>
          <table:table-cell office:value-type="float" office:value="0.984793625536736">
            <text:p>0.9847936255</text:p>
          </table:table-cell>
          <table:table-cell office:value-type="float" office:value="0.919273196288217">
            <text:p>0.9192731963</text:p>
          </table:table-cell>
          <table:table-cell table:number-columns-repeated="2" office:value-type="float" office:value="0">
            <text:p>0</text:p>
          </table:table-cell>
          <table:table-cell office:value-type="float" office:value="-29.3109144086286">
            <text:p>-29.310914408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3807">
            <text:p>33807</text:p>
          </table:table-cell>
          <table:table-cell office:value-type="float" office:value="49148">
            <text:p>49148</text:p>
          </table:table-cell>
          <table:table-cell office:value-type="float" office:value="-25.125">
            <text:p>-25.125</text:p>
          </table:table-cell>
          <table:table-cell office:value-type="float" office:value="-921.375">
            <text:p>-921.375</text:p>
          </table:table-cell>
          <table:table-cell office:value-type="float" office:value="-232.625">
            <text:p>-232.625</text:p>
          </table:table-cell>
          <table:table-cell office:value-type="float" office:value="-0.00101269649334946">
            <text:p>-0.0010126965</text:p>
          </table:table-cell>
          <table:table-cell office:value-type="float" office:value="-0.02725397107108">
            <text:p>-0.0272539711</text:p>
          </table:table-cell>
          <table:table-cell office:value-type="float" office:value="-0.0047331529258566">
            <text:p>-0.0047331529</text:p>
          </table:table-cell>
          <table:table-cell office:value-type="float" office:value="0.996457572359485">
            <text:p>0.9964575724</text:p>
          </table:table-cell>
          <table:table-cell office:value-type="float" office:value="0.906066947971941">
            <text:p>0.906066948</text:p>
          </table:table-cell>
          <table:table-cell office:value-type="float" office:value="0.983477874123276">
            <text:p>0.9834778741</text:p>
          </table:table-cell>
          <table:table-cell office:value-type="float" office:value="0">
            <text:p>0</text:p>
          </table:table-cell>
          <table:table-cell office:value-type="float" office:value="-25.0847178426916">
            <text:p>-25.0847178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21658">
            <text:p>21658</text:p>
          </table:table-cell>
          <table:table-cell office:value-type="float" office:value="30137">
            <text:p>30137</text:p>
          </table:table-cell>
          <table:table-cell office:value-type="float" office:value="50929">
            <text:p>50929</text:p>
          </table:table-cell>
          <table:table-cell office:value-type="float" office:value="-1413.75">
            <text:p>-1413.75</text:p>
          </table:table-cell>
          <table:table-cell office:value-type="float" office:value="-21.25">
            <text:p>-21.25</text:p>
          </table:table-cell>
          <table:table-cell office:value-type="float" office:value="-702.625">
            <text:p>-702.625</text:p>
          </table:table-cell>
          <table:table-cell office:value-type="float" office:value="-0.0652761104441777">
            <text:p>-0.0652761104</text:p>
          </table:table-cell>
          <table:table-cell office:value-type="float" office:value="-0.000705113315857584">
            <text:p>-0.0007051133</text:p>
          </table:table-cell>
          <table:table-cell office:value-type="float" office:value="-0.0137961672131791">
            <text:p>-0.0137961672</text:p>
          </table:table-cell>
          <table:table-cell office:value-type="float" office:value="0.77988511581103">
            <text:p>0.7798851158</text:p>
          </table:table-cell>
          <table:table-cell office:value-type="float" office:value="0.997533077876683">
            <text:p>0.9975330779</text:p>
          </table:table-cell>
          <table:table-cell office:value-type="float" office:value="0.95208646984423">
            <text:p>0.9520864698</text:p>
          </table:table-cell>
          <table:table-cell office:value-type="float" office:value="-10.2682236340034">
            <text:p>-10.2682236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8905">
            <text:p>18905</text:p>
          </table:table-cell>
          <table:table-cell office:value-type="float" office:value="31487">
            <text:p>31487</text:p>
          </table:table-cell>
          <table:table-cell office:value-type="float" office:value="52243">
            <text:p>52243</text:p>
          </table:table-cell>
          <table:table-cell office:value-type="float" office:value="-1346.5">
            <text:p>-1346.5</text:p>
          </table:table-cell>
          <table:table-cell office:value-type="float" office:value="-3.375">
            <text:p>-3.375</text:p>
          </table:table-cell>
          <table:table-cell office:value-type="float" office:value="-1001.5">
            <text:p>-1001.5</text:p>
          </table:table-cell>
          <table:table-cell office:value-type="float" office:value="-0.071224543771489">
            <text:p>-0.0712245438</text:p>
          </table:table-cell>
          <table:table-cell office:value-type="float" office:value="-0.000107187093086036">
            <text:p>-0.0001071871</text:p>
          </table:table-cell>
          <table:table-cell office:value-type="float" office:value="-0.0191700323488314">
            <text:p>-0.0191700323</text:p>
          </table:table-cell>
          <table:table-cell office:value-type="float" office:value="0.760657050645284">
            <text:p>0.7606570506</text:p>
          </table:table-cell>
          <table:table-cell office:value-type="float" office:value="0.999624867692782">
            <text:p>0.9996248677</text:p>
          </table:table-cell>
          <table:table-cell office:value-type="float" office:value="0.93362516745399">
            <text:p>0.9336251675</text:p>
          </table:table-cell>
          <table:table-cell office:value-type="float" office:value="-9.38101732777462">
            <text:p>-9.3810173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6720">
            <text:p>16720</text:p>
          </table:table-cell>
          <table:table-cell office:value-type="float" office:value="31876">
            <text:p>31876</text:p>
          </table:table-cell>
          <table:table-cell office:value-type="float" office:value="51842">
            <text:p>51842</text:p>
          </table:table-cell>
          <table:table-cell office:value-type="float" office:value="-1434.125">
            <text:p>-1434.125</text:p>
          </table:table-cell>
          <table:table-cell office:value-type="float" office:value="131.75">
            <text:p>131.75</text:p>
          </table:table-cell>
          <table:table-cell office:value-type="float" office:value="-1046">
            <text:p>-1046</text:p>
          </table:table-cell>
          <table:table-cell office:value-type="float" office:value="-0.0857730263157895">
            <text:p>-0.0857730263</text:p>
          </table:table-cell>
          <table:table-cell office:value-type="float" office:value="0.00413320366419877">
            <text:p>0.0041332037</text:p>
          </table:table-cell>
          <table:table-cell office:value-type="float" office:value="-0.0201766907140928">
            <text:p>-0.0201766907</text:p>
          </table:table-cell>
          <table:table-cell office:value-type="float" office:value="0.71421415149974">
            <text:p>0.7142141515</text:p>
          </table:table-cell>
          <table:table-cell office:value-type="float" office:value="1.01449969623485">
            <text:p>1.0144996962</text:p>
          </table:table-cell>
          <table:table-cell office:value-type="float" office:value="0.930179496243093">
            <text:p>0.9301794962</text:p>
          </table:table-cell>
          <table:table-cell office:value-type="float" office:value="-7.72942620923368">
            <text:p>-7.7294262092</text:p>
          </table:table-cell>
          <table:table-cell office:value-type="float" office:value="0">
            <text:p>0</text:p>
          </table:table-cell>
          <table:table-cell office:value-type="float" office:value="-34.0061076857303">
            <text:p>-34.006107685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14858">
            <text:p>14858</text:p>
          </table:table-cell>
          <table:table-cell office:value-type="float" office:value="31465">
            <text:p>31465</text:p>
          </table:table-cell>
          <table:table-cell office:value-type="float" office:value="47526">
            <text:p>47526</text:p>
          </table:table-cell>
          <table:table-cell office:value-type="float" office:value="-1041.75">
            <text:p>-1041.75</text:p>
          </table:table-cell>
          <table:table-cell office:value-type="float" office:value="-1478.25">
            <text:p>-1478.25</text:p>
          </table:table-cell>
          <table:table-cell office:value-type="float" office:value="-199.125">
            <text:p>-199.125</text:p>
          </table:table-cell>
          <table:table-cell office:value-type="float" office:value="-0.0701137434378786">
            <text:p>-0.0701137434</text:p>
          </table:table-cell>
          <table:table-cell office:value-type="float" office:value="-0.0469807722866677">
            <text:p>-0.0469807723</text:p>
          </table:table-cell>
          <table:table-cell office:value-type="float" office:value="-0.00418981189243782">
            <text:p>-0.0041898119</text:p>
          </table:table-cell>
          <table:table-cell office:value-type="float" office:value="0.764237134524415">
            <text:p>0.7642371345</text:p>
          </table:table-cell>
          <table:table-cell office:value-type="float" office:value="0.83989339520738">
            <text:p>0.8398933952</text:p>
          </table:table-cell>
          <table:table-cell office:value-type="float" office:value="0.985370065242908">
            <text:p>0.9853700652</text:p>
          </table:table-cell>
          <table:table-cell office:value-type="float" office:value="-9.53526656016382">
            <text:p>-9.5352665602</text:p>
          </table:table-cell>
          <table:table-cell office:value-type="float" office:value="-14.404495141068">
            <text:p>-14.40449514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7271">
            <text:p>17271</text:p>
          </table:table-cell>
          <table:table-cell office:value-type="float" office:value="28898">
            <text:p>28898</text:p>
          </table:table-cell>
          <table:table-cell office:value-type="float" office:value="49252">
            <text:p>49252</text:p>
          </table:table-cell>
          <table:table-cell office:value-type="float" office:value="-667.125">
            <text:p>-667.125</text:p>
          </table:table-cell>
          <table:table-cell office:value-type="float" office:value="-389.5">
            <text:p>-389.5</text:p>
          </table:table-cell>
          <table:table-cell office:value-type="float" office:value="-651.375">
            <text:p>-651.375</text:p>
          </table:table-cell>
          <table:table-cell office:value-type="float" office:value="-0.0386268890046899">
            <text:p>-0.038626889</text:p>
          </table:table-cell>
          <table:table-cell office:value-type="float" office:value="-0.0134784414146308">
            <text:p>-0.0134784414</text:p>
          </table:table-cell>
          <table:table-cell office:value-type="float" office:value="-0.0132253512547714">
            <text:p>-0.0132253513</text:p>
          </table:table-cell>
          <table:table-cell office:value-type="float" office:value="0.867730280129779">
            <text:p>0.8677302801</text:p>
          </table:table-cell>
          <table:table-cell office:value-type="float" office:value="0.953181525079409">
            <text:p>0.9531815251</text:p>
          </table:table-cell>
          <table:table-cell office:value-type="float" office:value="0.954054094043292">
            <text:p>0.954054094</text:p>
          </table:table-cell>
          <table:table-cell office:value-type="float" office:value="-17.5958315227779">
            <text:p>-17.59583152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8772">
            <text:p>18772</text:p>
          </table:table-cell>
          <table:table-cell office:value-type="float" office:value="30045">
            <text:p>30045</text:p>
          </table:table-cell>
          <table:table-cell office:value-type="float" office:value="50113">
            <text:p>50113</text:p>
          </table:table-cell>
          <table:table-cell office:value-type="float" office:value="-1914">
            <text:p>-1914</text:p>
          </table:table-cell>
          <table:table-cell office:value-type="float" office:value="481.875">
            <text:p>481.875</text:p>
          </table:table-cell>
          <table:table-cell office:value-type="float" office:value="-1579.375">
            <text:p>-1579.375</text:p>
          </table:table-cell>
          <table:table-cell office:value-type="float" office:value="-0.101960366503303">
            <text:p>-0.1019603665</text:p>
          </table:table-cell>
          <table:table-cell office:value-type="float" office:value="0.0160384423364953">
            <text:p>0.0160384423</text:p>
          </table:table-cell>
          <table:table-cell office:value-type="float" office:value="-0.0315162732225171">
            <text:p>-0.0315162732</text:p>
          </table:table-cell>
          <table:table-cell office:value-type="float" office:value="0.663514713259916">
            <text:p>0.6635147133</text:p>
          </table:table-cell>
          <table:table-cell office:value-type="float" office:value="1.05663872217759">
            <text:p>1.0566387222</text:p>
          </table:table-cell>
          <table:table-cell office:value-type="float" office:value="0.891639863657749">
            <text:p>0.8916398637</text:p>
          </table:table-cell>
          <table:table-cell office:value-type="float" office:value="-6.44541791882108">
            <text:p>-6.4454179188</text:p>
          </table:table-cell>
          <table:table-cell office:value-type="float" office:value="0">
            <text:p>0</text:p>
          </table:table-cell>
          <table:table-cell office:value-type="float" office:value="-21.6448871151137">
            <text:p>-21.644887115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6720">
            <text:p>16720</text:p>
          </table:table-cell>
          <table:table-cell office:value-type="float" office:value="28986">
            <text:p>28986</text:p>
          </table:table-cell>
          <table:table-cell office:value-type="float" office:value="49650">
            <text:p>49650</text:p>
          </table:table-cell>
          <table:table-cell office:value-type="float" office:value="-1434.125">
            <text:p>-1434.125</text:p>
          </table:table-cell>
          <table:table-cell office:value-type="float" office:value="-1424">
            <text:p>-1424</text:p>
          </table:table-cell>
          <table:table-cell office:value-type="float" office:value="-2152.375">
            <text:p>-2152.375</text:p>
          </table:table-cell>
          <table:table-cell office:value-type="float" office:value="-0.0857730263157895">
            <text:p>-0.0857730263</text:p>
          </table:table-cell>
          <table:table-cell office:value-type="float" office:value="-0.0491271648381977">
            <text:p>-0.0491271648</text:p>
          </table:table-cell>
          <table:table-cell office:value-type="float" office:value="-0.0433509566968781">
            <text:p>-0.0433509567</text:p>
          </table:table-cell>
          <table:table-cell office:value-type="float" office:value="0.71421415149974">
            <text:p>0.7142141515</text:p>
          </table:table-cell>
          <table:table-cell office:value-type="float" office:value="0.832785340583385">
            <text:p>0.8327853406</text:p>
          </table:table-cell>
          <table:table-cell office:value-type="float" office:value="0.851955090236134">
            <text:p>0.8519550902</text:p>
          </table:table-cell>
          <table:table-cell office:value-type="float" office:value="-7.72942620923368">
            <text:p>-7.7294262092</text:p>
          </table:table-cell>
          <table:table-cell office:value-type="float" office:value="-13.7597612674213">
            <text:p>-13.7597612674</text:p>
          </table:table-cell>
          <table:table-cell office:value-type="float" office:value="-15.6400680165131">
            <text:p>-15.640068016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4858">
            <text:p>14858</text:p>
          </table:table-cell>
          <table:table-cell office:value-type="float" office:value="27100">
            <text:p>27100</text:p>
          </table:table-cell>
          <table:table-cell office:value-type="float" office:value="43982">
            <text:p>43982</text:p>
          </table:table-cell>
          <table:table-cell office:value-type="float" office:value="-1041.75">
            <text:p>-1041.75</text:p>
          </table:table-cell>
          <table:table-cell office:value-type="float" office:value="-838">
            <text:p>-838</text:p>
          </table:table-cell>
          <table:table-cell office:value-type="float" office:value="-2012.75">
            <text:p>-2012.75</text:p>
          </table:table-cell>
          <table:table-cell office:value-type="float" office:value="-0.0701137434378786">
            <text:p>-0.0701137434</text:p>
          </table:table-cell>
          <table:table-cell office:value-type="float" office:value="-0.0309225092250923">
            <text:p>-0.0309225092</text:p>
          </table:table-cell>
          <table:table-cell office:value-type="float" office:value="-0.0457630394252194">
            <text:p>-0.0457630394</text:p>
          </table:table-cell>
          <table:table-cell office:value-type="float" office:value="0.764237134524415">
            <text:p>0.7642371345</text:p>
          </table:table-cell>
          <table:table-cell office:value-type="float" office:value="0.893645372802658">
            <text:p>0.8936453728</text:p>
          </table:table-cell>
          <table:table-cell office:value-type="float" office:value="0.843934103335503">
            <text:p>0.8439341033</text:p>
          </table:table-cell>
          <table:table-cell office:value-type="float" office:value="-9.53526656016382">
            <text:p>-9.5352665602</text:p>
          </table:table-cell>
          <table:table-cell office:value-type="float" office:value="-22.06723093262">
            <text:p>-22.0672309326</text:p>
          </table:table-cell>
          <table:table-cell office:value-type="float" office:value="-14.7971618221016">
            <text:p>-14.797161822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6321">
            <text:p>16321</text:p>
          </table:table-cell>
          <table:table-cell office:value-type="float" office:value="26366">
            <text:p>26366</text:p>
          </table:table-cell>
          <table:table-cell office:value-type="float" office:value="42063">
            <text:p>42063</text:p>
          </table:table-cell>
          <table:table-cell office:value-type="float" office:value="-509.125">
            <text:p>-509.125</text:p>
          </table:table-cell>
          <table:table-cell office:value-type="float" office:value="-1750.5">
            <text:p>-1750.5</text:p>
          </table:table-cell>
          <table:table-cell office:value-type="float" office:value="674.625">
            <text:p>674.625</text:p>
          </table:table-cell>
          <table:table-cell office:value-type="float" office:value="-0.0311944733778568">
            <text:p>-0.0311944734</text:p>
          </table:table-cell>
          <table:table-cell office:value-type="float" office:value="-0.0663923234468634">
            <text:p>-0.0663923234</text:p>
          </table:table-cell>
          <table:table-cell office:value-type="float" office:value="0.0160384423364953">
            <text:p>0.0160384423</text:p>
          </table:table-cell>
          <table:table-cell office:value-type="float" office:value="0.892726609709372">
            <text:p>0.8927266097</text:p>
          </table:table-cell>
          <table:table-cell office:value-type="float" office:value="0.776266431536817">
            <text:p>0.7762664315</text:p>
          </table:table-cell>
          <table:table-cell office:value-type="float" office:value="1.05663872217759">
            <text:p>1.0566387222</text:p>
          </table:table-cell>
          <table:table-cell office:value-type="float" office:value="-21.871787642416">
            <text:p>-21.8717876424</text:p>
          </table:table-cell>
          <table:table-cell office:value-type="float" office:value="-10.0896290718826">
            <text:p>-10.0896290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3300">
            <text:p>13300</text:p>
          </table:table-cell>
          <table:table-cell office:value-type="float" office:value="23712">
            <text:p>23712</text:p>
          </table:table-cell>
          <table:table-cell office:value-type="float" office:value="41100">
            <text:p>41100</text:p>
          </table:table-cell>
          <table:table-cell office:value-type="float" office:value="-1133.375">
            <text:p>-1133.375</text:p>
          </table:table-cell>
          <table:table-cell office:value-type="float" office:value="-885">
            <text:p>-885</text:p>
          </table:table-cell>
          <table:table-cell office:value-type="float" office:value="-557.5">
            <text:p>-557.5</text:p>
          </table:table-cell>
          <table:table-cell office:value-type="float" office:value="-0.0852161654135338">
            <text:p>-0.0852161654</text:p>
          </table:table-cell>
          <table:table-cell office:value-type="float" office:value="-0.0373228744939271">
            <text:p>-0.0373228745</text:p>
          </table:table-cell>
          <table:table-cell office:value-type="float" office:value="-0.0135644768856448">
            <text:p>-0.0135644769</text:p>
          </table:table-cell>
          <table:table-cell office:value-type="float" office:value="0.715976538954294">
            <text:p>0.715976539</text:p>
          </table:table-cell>
          <table:table-cell office:value-type="float" office:value="0.872100213313814">
            <text:p>0.8721002133</text:p>
          </table:table-cell>
          <table:table-cell office:value-type="float" office:value="0.952884961165279">
            <text:p>0.9528849612</text:p>
          </table:table-cell>
          <table:table-cell office:value-type="float" office:value="-7.78226933701575">
            <text:p>-7.782269337</text:p>
          </table:table-cell>
          <table:table-cell office:value-type="float" office:value="-18.2228744837707">
            <text:p>-18.2228744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13186">
            <text:p>13186</text:p>
          </table:table-cell>
          <table:table-cell office:value-type="float" office:value="22800">
            <text:p>22800</text:p>
          </table:table-cell>
          <table:table-cell office:value-type="float" office:value="40520">
            <text:p>40520</text:p>
          </table:table-cell>
          <table:table-cell office:value-type="float" office:value="-1113.125">
            <text:p>-1113.125</text:p>
          </table:table-cell>
          <table:table-cell office:value-type="float" office:value="-558">
            <text:p>-558</text:p>
          </table:table-cell>
          <table:table-cell office:value-type="float" office:value="-352.5">
            <text:p>-352.5</text:p>
          </table:table-cell>
          <table:table-cell office:value-type="float" office:value="-0.0844171848930684">
            <text:p>-0.0844171849</text:p>
          </table:table-cell>
          <table:table-cell office:value-type="float" office:value="-0.0244736842105263">
            <text:p>-0.0244736842</text:p>
          </table:table-cell>
          <table:table-cell office:value-type="float" office:value="-0.00869940769990128">
            <text:p>-0.0086994077</text:p>
          </table:table-cell>
          <table:table-cell office:value-type="float" office:value="0.718507324640591">
            <text:p>0.7185073246</text:p>
          </table:table-cell>
          <table:table-cell office:value-type="float" office:value="0.915516069252078">
            <text:p>0.9155160693</text:p>
          </table:table-cell>
          <table:table-cell office:value-type="float" office:value="0.969700405251231">
            <text:p>0.9697004053</text:p>
          </table:table-cell>
          <table:table-cell office:value-type="float" office:value="-7.85930522122204">
            <text:p>-7.8593052212</text:p>
          </table:table-cell>
          <table:table-cell office:value-type="float" office:value="-27.9741380443162">
            <text:p>-27.97413804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4972">
            <text:p>14972</text:p>
          </table:table-cell>
          <table:table-cell office:value-type="float" office:value="23976">
            <text:p>23976</text:p>
          </table:table-cell>
          <table:table-cell office:value-type="float" office:value="41244">
            <text:p>41244</text:p>
          </table:table-cell>
          <table:table-cell office:value-type="float" office:value="-972.125">
            <text:p>-972.125</text:p>
          </table:table-cell>
          <table:table-cell office:value-type="float" office:value="-1278.75">
            <text:p>-1278.75</text:p>
          </table:table-cell>
          <table:table-cell office:value-type="float" office:value="-55.125">
            <text:p>-55.125</text:p>
          </table:table-cell>
          <table:table-cell office:value-type="float" office:value="-0.0649295351322469">
            <text:p>-0.0649295351</text:p>
          </table:table-cell>
          <table:table-cell office:value-type="float" office:value="-0.0533345845845846">
            <text:p>-0.0533345846</text:p>
          </table:table-cell>
          <table:table-cell office:value-type="float" office:value="-0.00133655804480652">
            <text:p>-0.001336558</text:p>
          </table:table-cell>
          <table:table-cell office:value-type="float" office:value="0.781009682320816">
            <text:p>0.7810096823</text:p>
          </table:table-cell>
          <table:table-cell office:value-type="float" office:value="0.818904326663062">
            <text:p>0.8189043267</text:p>
          </table:table-cell>
          <table:table-cell office:value-type="float" office:value="0.995325548162495">
            <text:p>0.9953255482</text:p>
          </table:table-cell>
          <table:table-cell office:value-type="float" office:value="-10.3249246089067">
            <text:p>-10.3249246089</text:p>
          </table:table-cell>
          <table:table-cell office:value-type="float" office:value="-12.6464653760375">
            <text:p>-12.646465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6321">
            <text:p>16321</text:p>
          </table:table-cell>
          <table:table-cell office:value-type="float" office:value="23817">
            <text:p>23817</text:p>
          </table:table-cell>
          <table:table-cell office:value-type="float" office:value="43155">
            <text:p>43155</text:p>
          </table:table-cell>
          <table:table-cell office:value-type="float" office:value="-509.125">
            <text:p>-509.125</text:p>
          </table:table-cell>
          <table:table-cell office:value-type="float" office:value="-1015.375">
            <text:p>-1015.375</text:p>
          </table:table-cell>
          <table:table-cell office:value-type="float" office:value="-585.375">
            <text:p>-585.375</text:p>
          </table:table-cell>
          <table:table-cell office:value-type="float" office:value="-0.0311944733778568">
            <text:p>-0.0311944734</text:p>
          </table:table-cell>
          <table:table-cell office:value-type="float" office:value="-0.0426323634378805">
            <text:p>-0.0426323634</text:p>
          </table:table-cell>
          <table:table-cell office:value-type="float" office:value="-0.0135644768856448">
            <text:p>-0.0135644769</text:p>
          </table:table-cell>
          <table:table-cell office:value-type="float" office:value="0.892726609709372">
            <text:p>0.8927266097</text:p>
          </table:table-cell>
          <table:table-cell office:value-type="float" office:value="0.854349064055525">
            <text:p>0.8543490641</text:p>
          </table:table-cell>
          <table:table-cell office:value-type="float" office:value="0.952884961165279">
            <text:p>0.9528849612</text:p>
          </table:table-cell>
          <table:table-cell office:value-type="float" office:value="-21.871787642416">
            <text:p>-21.8717876424</text:p>
          </table:table-cell>
          <table:table-cell office:value-type="float" office:value="-15.9096186664985">
            <text:p>-15.9096186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32">
            <text:p>1032</text:p>
          </table:table-cell>
          <table:table-cell office:value-type="float" office:value="1995">
            <text:p>1995</text:p>
          </table:table-cell>
          <table:table-cell office:value-type="float" office:value="13300">
            <text:p>13300</text:p>
          </table:table-cell>
          <table:table-cell office:value-type="float" office:value="23928">
            <text:p>23928</text:p>
          </table:table-cell>
          <table:table-cell office:value-type="float" office:value="42546">
            <text:p>42546</text:p>
          </table:table-cell>
          <table:table-cell office:value-type="float" office:value="21.375">
            <text:p>21.375</text:p>
          </table:table-cell>
          <table:table-cell office:value-type="float" office:value="-291">
            <text:p>-291</text:p>
          </table:table-cell>
          <table:table-cell office:value-type="float" office:value="-370.125">
            <text:p>-370.125</text:p>
          </table:table-cell>
          <table:table-cell office:value-type="float" office:value="0.00160714285714286">
            <text:p>0.0016071429</text:p>
          </table:table-cell>
          <table:table-cell office:value-type="float" office:value="-0.0121614844533601">
            <text:p>-0.0121614845</text:p>
          </table:table-cell>
          <table:table-cell office:value-type="float" office:value="-0.00869940769990128">
            <text:p>-0.0086994077</text:p>
          </table:table-cell>
          <table:table-cell office:value-type="float" office:value="1.0056300625">
            <text:p>1.0056300625</text:p>
          </table:table-cell>
          <table:table-cell office:value-type="float" office:value="0.957724691753294">
            <text:p>0.9577246918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13186">
            <text:p>13186</text:p>
          </table:table-cell>
          <table:table-cell office:value-type="float" office:value="23160">
            <text:p>23160</text:p>
          </table:table-cell>
          <table:table-cell office:value-type="float" office:value="41958">
            <text:p>41958</text:p>
          </table:table-cell>
          <table:table-cell office:value-type="float" office:value="35.625">
            <text:p>35.625</text:p>
          </table:table-cell>
          <table:table-cell office:value-type="float" office:value="-246">
            <text:p>-246</text:p>
          </table:table-cell>
          <table:table-cell office:value-type="float" office:value="76.125">
            <text:p>76.125</text:p>
          </table:table-cell>
          <table:table-cell office:value-type="float" office:value="0.00270172910662824">
            <text:p>0.0027017291</text:p>
          </table:table-cell>
          <table:table-cell office:value-type="float" office:value="-0.0106217616580311">
            <text:p>-0.0106217617</text:p>
          </table:table-cell>
          <table:table-cell office:value-type="float" office:value="0.00181431431431431">
            <text:p>0.0018143143</text:p>
          </table:table-cell>
          <table:table-cell office:value-type="float" office:value="1.00947035857992">
            <text:p>1.0094703586</text:p>
          </table:table-cell>
          <table:table-cell office:value-type="float" office:value="0.963044964965502">
            <text:p>0.963044965</text:p>
          </table:table-cell>
          <table:table-cell office:value-type="float" office:value="1.00635655190351">
            <text:p>1.0063565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4972">
            <text:p>14972</text:p>
          </table:table-cell>
          <table:table-cell office:value-type="float" office:value="22878">
            <text:p>22878</text:p>
          </table:table-cell>
          <table:table-cell office:value-type="float" office:value="40803">
            <text:p>40803</text:p>
          </table:table-cell>
          <table:table-cell office:value-type="float" office:value="-111.625">
            <text:p>-111.625</text:p>
          </table:table-cell>
          <table:table-cell office:value-type="float" office:value="-195.75">
            <text:p>-195.75</text:p>
          </table:table-cell>
          <table:table-cell office:value-type="float" office:value="-47.25">
            <text:p>-47.25</text:p>
          </table:table-cell>
          <table:table-cell office:value-type="float" office:value="-0.00745558375634518">
            <text:p>-0.0074555838</text:p>
          </table:table-cell>
          <table:table-cell office:value-type="float" office:value="-0.00855625491738788">
            <text:p>-0.0085562549</text:p>
          </table:table-cell>
          <table:table-cell office:value-type="float" office:value="-0.00115800308800823">
            <text:p>-0.0011580031</text:p>
          </table:table-cell>
          <table:table-cell office:value-type="float" office:value="0.974014404881922">
            <text:p>0.9740144049</text:p>
          </table:table-cell>
          <table:table-cell office:value-type="float" office:value="0.970196598405637">
            <text:p>0.9701965984</text:p>
          </table:table-cell>
          <table:table-cell office:value-type="float" office:value="0.995949617495429">
            <text:p>0.9959496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3300">
            <text:p>13300</text:p>
          </table:table-cell>
          <table:table-cell office:value-type="float" office:value="22151">
            <text:p>22151</text:p>
          </table:table-cell>
          <table:table-cell office:value-type="float" office:value="38920">
            <text:p>38920</text:p>
          </table:table-cell>
          <table:table-cell office:value-type="float" office:value="21.375">
            <text:p>21.375</text:p>
          </table:table-cell>
          <table:table-cell office:value-type="float" office:value="-320.875">
            <text:p>-320.875</text:p>
          </table:table-cell>
          <table:table-cell office:value-type="float" office:value="-487.5">
            <text:p>-487.5</text:p>
          </table:table-cell>
          <table:table-cell office:value-type="float" office:value="0.00160714285714286">
            <text:p>0.0016071429</text:p>
          </table:table-cell>
          <table:table-cell office:value-type="float" office:value="-0.0144858019953952">
            <text:p>-0.014485802</text:p>
          </table:table-cell>
          <table:table-cell office:value-type="float" office:value="-0.0125256937307297">
            <text:p>-0.0125256937</text:p>
          </table:table-cell>
          <table:table-cell office:value-type="float" office:value="1.0056300625">
            <text:p>1.0056300625</text:p>
          </table:table-cell>
          <table:table-cell office:value-type="float" office:value="0.949710976396638">
            <text:p>0.9497109764</text:p>
          </table:table-cell>
          <table:table-cell office:value-type="float" office:value="0.956467582229181">
            <text:p>0.95646758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1457">
            <text:p>11457</text:p>
          </table:table-cell>
          <table:table-cell office:value-type="float" office:value="21514">
            <text:p>21514</text:p>
          </table:table-cell>
          <table:table-cell office:value-type="float" office:value="40840">
            <text:p>40840</text:p>
          </table:table-cell>
          <table:table-cell office:value-type="float" office:value="-737.5">
            <text:p>-737.5</text:p>
          </table:table-cell>
          <table:table-cell office:value-type="float" office:value="58.125">
            <text:p>58.125</text:p>
          </table:table-cell>
          <table:table-cell office:value-type="float" office:value="-435">
            <text:p>-435</text:p>
          </table:table-cell>
          <table:table-cell office:value-type="float" office:value="-0.0643711268220302">
            <text:p>-0.0643711268</text:p>
          </table:table-cell>
          <table:table-cell office:value-type="float" office:value="0.00270172910662824">
            <text:p>0.0027017291</text:p>
          </table:table-cell>
          <table:table-cell office:value-type="float" office:value="-0.0106513222331048">
            <text:p>-0.0106513222</text:p>
          </table:table-cell>
          <table:table-cell office:value-type="float" office:value="0.782822594380837">
            <text:p>0.7828225944</text:p>
          </table:table-cell>
          <table:table-cell office:value-type="float" office:value="1.00947035857992">
            <text:p>1.0094703586</text:p>
          </table:table-cell>
          <table:table-cell office:value-type="float" office:value="0.962942735488148">
            <text:p>0.9629427355</text:p>
          </table:table-cell>
          <table:table-cell office:value-type="float" office:value="-10.4175661097227">
            <text:p>-10.4175661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1628">
            <text:p>11628</text:p>
          </table:table-cell>
          <table:table-cell office:value-type="float" office:value="22852">
            <text:p>22852</text:p>
          </table:table-cell>
          <table:table-cell office:value-type="float" office:value="40020">
            <text:p>40020</text:p>
          </table:table-cell>
          <table:table-cell office:value-type="float" office:value="-872.375">
            <text:p>-872.375</text:p>
          </table:table-cell>
          <table:table-cell office:value-type="float" office:value="-170.375">
            <text:p>-170.375</text:p>
          </table:table-cell>
          <table:table-cell office:value-type="float" office:value="-407.5">
            <text:p>-407.5</text:p>
          </table:table-cell>
          <table:table-cell office:value-type="float" office:value="-0.0750236498108015">
            <text:p>-0.0750236498</text:p>
          </table:table-cell>
          <table:table-cell office:value-type="float" office:value="-0.00745558375634518">
            <text:p>-0.0074555838</text:p>
          </table:table-cell>
          <table:table-cell office:value-type="float" office:value="-0.0101824087956022">
            <text:p>-0.0101824088</text:p>
          </table:table-cell>
          <table:table-cell office:value-type="float" office:value="0.748449179802825">
            <text:p>0.7484491798</text:p>
          </table:table-cell>
          <table:table-cell office:value-type="float" office:value="0.974014404881922">
            <text:p>0.9740144049</text:p>
          </table:table-cell>
          <table:table-cell office:value-type="float" office:value="0.964564784855199">
            <text:p>0.9645647849</text:p>
          </table:table-cell>
          <table:table-cell office:value-type="float" office:value="-8.88797120485008">
            <text:p>-8.8879712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4098">
            <text:p>14098</text:p>
          </table:table-cell>
          <table:table-cell office:value-type="float" office:value="22740">
            <text:p>22740</text:p>
          </table:table-cell>
          <table:table-cell office:value-type="float" office:value="40866">
            <text:p>40866</text:p>
          </table:table-cell>
          <table:table-cell office:value-type="float" office:value="-448.5">
            <text:p>-448.5</text:p>
          </table:table-cell>
          <table:table-cell office:value-type="float" office:value="-196.5">
            <text:p>-196.5</text:p>
          </table:table-cell>
          <table:table-cell office:value-type="float" office:value="-511.875">
            <text:p>-511.875</text:p>
          </table:table-cell>
          <table:table-cell office:value-type="float" office:value="-0.0318130231238474">
            <text:p>-0.0318130231</text:p>
          </table:table-cell>
          <table:table-cell office:value-type="float" office:value="-0.00864116094986807">
            <text:p>-0.0086411609</text:p>
          </table:table-cell>
          <table:table-cell office:value-type="float" office:value="-0.0125256937307297">
            <text:p>-0.0125256937</text:p>
          </table:table-cell>
          <table:table-cell office:value-type="float" office:value="0.89063807320948">
            <text:p>0.8906380732</text:p>
          </table:table-cell>
          <table:table-cell office:value-type="float" office:value="0.969902289214082">
            <text:p>0.9699022892</text:p>
          </table:table-cell>
          <table:table-cell office:value-type="float" office:value="0.956467582229181">
            <text:p>0.9564675822</text:p>
          </table:table-cell>
          <table:table-cell office:value-type="float" office:value="-21.4397171825944">
            <text:p>-21.43971718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2026">
            <text:p>2026</text:p>
          </table:table-cell>
          <table:table-cell office:value-type="float" office:value="13870">
            <text:p>13870</text:p>
          </table:table-cell>
          <table:table-cell office:value-type="float" office:value="22480">
            <text:p>22480</text:p>
          </table:table-cell>
          <table:table-cell office:value-type="float" office:value="42882">
            <text:p>42882</text:p>
          </table:table-cell>
          <table:table-cell office:value-type="float" office:value="-136.375">
            <text:p>-136.375</text:p>
          </table:table-cell>
          <table:table-cell office:value-type="float" office:value="-254">
            <text:p>-254</text:p>
          </table:table-cell>
          <table:table-cell office:value-type="float" office:value="-456.75">
            <text:p>-456.75</text:p>
          </table:table-cell>
          <table:table-cell office:value-type="float" office:value="-0.0098323720259553">
            <text:p>-0.009832372</text:p>
          </table:table-cell>
          <table:table-cell office:value-type="float" office:value="-0.0112989323843416">
            <text:p>-0.0112989324</text:p>
          </table:table-cell>
          <table:table-cell office:value-type="float" office:value="-0.0106513222331048">
            <text:p>-0.0106513222</text:p>
          </table:table-cell>
          <table:table-cell office:value-type="float" office:value="0.965776181966884">
            <text:p>0.965776182</text:p>
          </table:table-cell>
          <table:table-cell office:value-type="float" office:value="0.960703961765935">
            <text:p>0.9607039618</text:p>
          </table:table-cell>
          <table:table-cell office:value-type="float" office:value="0.962942735488148">
            <text:p>0.9629427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1457">
            <text:p>11457</text:p>
          </table:table-cell>
          <table:table-cell office:value-type="float" office:value="20878">
            <text:p>20878</text:p>
          </table:table-cell>
          <table:table-cell office:value-type="float" office:value="42021">
            <text:p>42021</text:p>
          </table:table-cell>
          <table:table-cell office:value-type="float" office:value="-317.75">
            <text:p>-317.75</text:p>
          </table:table-cell>
          <table:table-cell office:value-type="float" office:value="60.625">
            <text:p>60.625</text:p>
          </table:table-cell>
          <table:table-cell office:value-type="float" office:value="-427.875">
            <text:p>-427.875</text:p>
          </table:table-cell>
          <table:table-cell office:value-type="float" office:value="-0.0277341363358645">
            <text:p>-0.0277341363</text:p>
          </table:table-cell>
          <table:table-cell office:value-type="float" office:value="0.0029037743078839">
            <text:p>0.0029037743</text:p>
          </table:table-cell>
          <table:table-cell office:value-type="float" office:value="-0.0101824087956022">
            <text:p>-0.0101824088</text:p>
          </table:table-cell>
          <table:table-cell office:value-type="float" office:value="0.904438120168335">
            <text:p>0.9044381202</text:p>
          </table:table-cell>
          <table:table-cell office:value-type="float" office:value="1.01017973661185">
            <text:p>1.0101797366</text:p>
          </table:table-cell>
          <table:table-cell office:value-type="float" office:value="0.964564784855199">
            <text:p>0.9645647849</text:p>
          </table:table-cell>
          <table:table-cell office:value-type="float" office:value="-24.6443659256934">
            <text:p>-24.64436592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11356">
            <text:p>11356</text:p>
          </table:table-cell>
          <table:table-cell office:value-type="float" office:value="19125">
            <text:p>19125</text:p>
          </table:table-cell>
          <table:table-cell office:value-type="float" office:value="39795">
            <text:p>39795</text:p>
          </table:table-cell>
          <table:table-cell office:value-type="float" office:value="44.75">
            <text:p>44.75</text:p>
          </table:table-cell>
          <table:table-cell office:value-type="float" office:value="75.5">
            <text:p>75.5</text:p>
          </table:table-cell>
          <table:table-cell office:value-type="float" office:value="-343.875">
            <text:p>-343.875</text:p>
          </table:table-cell>
          <table:table-cell office:value-type="float" office:value="0.00394064811553364">
            <text:p>0.0039406481</text:p>
          </table:table-cell>
          <table:table-cell office:value-type="float" office:value="0.00394771241830065">
            <text:p>0.0039477124</text:p>
          </table:table-cell>
          <table:table-cell office:value-type="float" office:value="-0.00864116094986807">
            <text:p>-0.0086411609</text:p>
          </table:table-cell>
          <table:table-cell office:value-type="float" office:value="1.01382270467121">
            <text:p>1.0138227047</text:p>
          </table:table-cell>
          <table:table-cell office:value-type="float" office:value="1.01384753895339">
            <text:p>1.013847539</text:p>
          </table:table-cell>
          <table:table-cell office:value-type="float" office:value="0.969902289214082">
            <text:p>0.96990228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00">
            <text:p>700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2923">
            <text:p>12923</text:p>
          </table:table-cell>
          <table:table-cell office:value-type="float" office:value="20652">
            <text:p>20652</text:p>
          </table:table-cell>
          <table:table-cell office:value-type="float" office:value="36708">
            <text:p>36708</text:p>
          </table:table-cell>
          <table:table-cell office:value-type="float" office:value="-410.75">
            <text:p>-410.75</text:p>
          </table:table-cell>
          <table:table-cell office:value-type="float" office:value="-238.75">
            <text:p>-238.75</text:p>
          </table:table-cell>
          <table:table-cell office:value-type="float" office:value="-656.25">
            <text:p>-656.25</text:p>
          </table:table-cell>
          <table:table-cell office:value-type="float" office:value="-0.0317844153834249">
            <text:p>-0.0317844154</text:p>
          </table:table-cell>
          <table:table-cell office:value-type="float" office:value="-0.0115606236684098">
            <text:p>-0.0115606237</text:p>
          </table:table-cell>
          <table:table-cell office:value-type="float" office:value="-0.0178775743707094">
            <text:p>-0.0178775744</text:p>
          </table:table-cell>
          <table:table-cell office:value-type="float" office:value="0.890734634318094">
            <text:p>0.8907346343</text:p>
          </table:table-cell>
          <table:table-cell office:value-type="float" office:value="0.959799767278987">
            <text:p>0.9597997673</text:p>
          </table:table-cell>
          <table:table-cell office:value-type="float" office:value="0.938054920726662">
            <text:p>0.9380549207</text:p>
          </table:table-cell>
          <table:table-cell office:value-type="float" office:value="-21.4593294425879">
            <text:p>-21.4593294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11457">
            <text:p>11457</text:p>
          </table:table-cell>
          <table:table-cell office:value-type="float" office:value="19272">
            <text:p>19272</text:p>
          </table:table-cell>
          <table:table-cell office:value-type="float" office:value="33920">
            <text:p>33920</text:p>
          </table:table-cell>
          <table:table-cell office:value-type="float" office:value="-867.375">
            <text:p>-867.375</text:p>
          </table:table-cell>
          <table:table-cell office:value-type="float" office:value="-780.25">
            <text:p>-780.25</text:p>
          </table:table-cell>
          <table:table-cell office:value-type="float" office:value="-804.625">
            <text:p>-804.625</text:p>
          </table:table-cell>
          <table:table-cell office:value-type="float" office:value="-0.0757069913589945">
            <text:p>-0.0757069914</text:p>
          </table:table-cell>
          <table:table-cell office:value-type="float" office:value="-0.040486197592362">
            <text:p>-0.0404861976</text:p>
          </table:table-cell>
          <table:table-cell office:value-type="float" office:value="-0.0237212558962264">
            <text:p>-0.0237212559</text:p>
          </table:table-cell>
          <table:table-cell office:value-type="float" office:value="0.746259365383156">
            <text:p>0.7462593654</text:p>
          </table:table-cell>
          <table:table-cell office:value-type="float" office:value="0.861511007529889">
            <text:p>0.8615110075</text:p>
          </table:table-cell>
          <table:table-cell office:value-type="float" office:value="0.918078492406544">
            <text:p>0.9180784924</text:p>
          </table:table-cell>
          <table:table-cell office:value-type="float" office:value="-8.80453562245444">
            <text:p>-8.8045356225</text:p>
          </table:table-cell>
          <table:table-cell office:value-type="float" office:value="-16.7716191412309">
            <text:p>-16.7716191412</text:p>
          </table:table-cell>
          <table:table-cell office:value-type="float" office:value="-28.872549102407">
            <text:p>-28.872549102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11628">
            <text:p>11628</text:p>
          </table:table-cell>
          <table:table-cell office:value-type="float" office:value="20839">
            <text:p>20839</text:p>
          </table:table-cell>
          <table:table-cell office:value-type="float" office:value="41586">
            <text:p>41586</text:p>
          </table:table-cell>
          <table:table-cell office:value-type="float" office:value="-913">
            <text:p>-913</text:p>
          </table:table-cell>
          <table:table-cell office:value-type="float" office:value="-979.125">
            <text:p>-979.125</text:p>
          </table:table-cell>
          <table:table-cell office:value-type="float" office:value="-738.625">
            <text:p>-738.625</text:p>
          </table:table-cell>
          <table:table-cell office:value-type="float" office:value="-0.0785173718610251">
            <text:p>-0.0785173719</text:p>
          </table:table-cell>
          <table:table-cell office:value-type="float" office:value="-0.0469852200201545">
            <text:p>-0.04698522</text:p>
          </table:table-cell>
          <table:table-cell office:value-type="float" office:value="-0.01776138604338">
            <text:p>-0.017761386</text:p>
          </table:table-cell>
          <table:table-cell office:value-type="float" office:value="0.737272554746979">
            <text:p>0.7372725547</text:p>
          </table:table-cell>
          <table:table-cell office:value-type="float" office:value="0.83987864729413">
            <text:p>0.8398786473</text:p>
          </table:table-cell>
          <table:table-cell office:value-type="float" office:value="0.938453463843167">
            <text:p>0.9384534638</text:p>
          </table:table-cell>
          <table:table-cell office:value-type="float" office:value="-8.47665042332969">
            <text:p>-8.4766504233</text:p>
          </table:table-cell>
          <table:table-cell office:value-type="float" office:value="-14.4030982369112">
            <text:p>-14.4030982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table:number-columns-repeated="2" office:value-type="float" office:value="1946">
            <text:p>1946</text:p>
          </table:table-cell>
          <table:table-cell office:value-type="float" office:value="11986">
            <text:p>11986</text:p>
          </table:table-cell>
          <table:table-cell office:value-type="float" office:value="20652">
            <text:p>20652</text:p>
          </table:table-cell>
          <table:table-cell office:value-type="float" office:value="38486">
            <text:p>38486</text:p>
          </table:table-cell>
          <table:table-cell office:value-type="float" office:value="-340.125">
            <text:p>-340.125</text:p>
          </table:table-cell>
          <table:table-cell office:value-type="float" office:value="-623.75">
            <text:p>-623.75</text:p>
          </table:table-cell>
          <table:table-cell office:value-type="float" office:value="-542">
            <text:p>-542</text:p>
          </table:table-cell>
          <table:table-cell office:value-type="float" office:value="-0.0283768563323878">
            <text:p>-0.0283768563</text:p>
          </table:table-cell>
          <table:table-cell office:value-type="float" office:value="-0.0302028859190393">
            <text:p>-0.0302028859</text:p>
          </table:table-cell>
          <table:table-cell office:value-type="float" office:value="-0.0140830431845346">
            <text:p>-0.0140830432</text:p>
          </table:table-cell>
          <table:table-cell office:value-type="float" office:value="0.902259284948248">
            <text:p>0.9022592849</text:p>
          </table:table-cell>
          <table:table-cell office:value-type="float" office:value="0.896077839346326">
            <text:p>0.8960778393</text:p>
          </table:table-cell>
          <table:table-cell office:value-type="float" office:value="0.95109807978059">
            <text:p>0.9510980798</text:p>
          </table:table-cell>
          <table:table-cell office:value-type="float" office:value="-24.0782600685675">
            <text:p>-24.0782600686</text:p>
          </table:table-cell>
          <table:table-cell office:value-type="float" office:value="-22.6013552791241">
            <text:p>-22.6013552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10812">
            <text:p>10812</text:p>
          </table:table-cell>
          <table:table-cell office:value-type="float" office:value="18910">
            <text:p>18910</text:p>
          </table:table-cell>
          <table:table-cell office:value-type="float" office:value="35616">
            <text:p>35616</text:p>
          </table:table-cell>
          <table:table-cell office:value-type="float" office:value="-612.571428571429">
            <text:p>-612.5714285714</text:p>
          </table:table-cell>
          <table:table-cell office:value-type="float" office:value="-28.25">
            <text:p>-28.25</text:p>
          </table:table-cell>
          <table:table-cell office:value-type="float" office:value="-806.428571428571">
            <text:p>-806.4285714286</text:p>
          </table:table-cell>
          <table:table-cell office:value-type="float" office:value="-0.0566566249141166">
            <text:p>-0.0566566249</text:p>
          </table:table-cell>
          <table:table-cell office:value-type="float" office:value="-0.00149391856160762">
            <text:p>-0.0014939186</text:p>
          </table:table-cell>
          <table:table-cell office:value-type="float" office:value="-0.0226423116416378">
            <text:p>-0.0226423116</text:p>
          </table:table-cell>
          <table:table-cell office:value-type="float" office:value="0.807993360168043">
            <text:p>0.8079933602</text:p>
          </table:table-cell>
          <table:table-cell office:value-type="float" office:value="0.994775659348004">
            <text:p>0.9947756593</text:p>
          </table:table-cell>
          <table:table-cell office:value-type="float" office:value="0.921756750836163">
            <text:p>0.9217567508</text:p>
          </table:table-cell>
          <table:table-cell office:value-type="float" office:value="-11.8842346759143">
            <text:p>-11.8842346759</text:p>
          </table:table-cell>
          <table:table-cell office:value-type="float" office:value="0">
            <text:p>0</text:p>
          </table:table-cell>
          <table:table-cell office:value-type="float" office:value="-30.265019349534">
            <text:p>-30.265019349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number-columns-repeated="2" office:value-type="float" office:value="2001">
            <text:p>2001</text:p>
          </table:table-cell>
          <table:table-cell office:value-type="float" office:value="8884">
            <text:p>8884</text:p>
          </table:table-cell>
          <table:table-cell office:value-type="float" office:value="16894">
            <text:p>16894</text:p>
          </table:table-cell>
          <table:table-cell office:value-type="float" office:value="35022">
            <text:p>35022</text:p>
          </table:table-cell>
          <table:table-cell office:value-type="float" office:value="-700.166666666667">
            <text:p>-700.1666666667</text:p>
          </table:table-cell>
          <table:table-cell office:value-type="float" office:value="-1777.2">
            <text:p>-1777.2</text:p>
          </table:table-cell>
          <table:table-cell office:value-type="float" office:value="0">
            <text:p>0</text:p>
          </table:table-cell>
          <table:table-cell office:value-type="float" office:value="-0.0788120966531592">
            <text:p>-0.0788120967</text:p>
          </table:table-cell>
          <table:table-cell office:value-type="float" office:value="-0.105197111400497">
            <text:p>-0.1051971114</text:p>
          </table:table-cell>
          <table:table-cell office:value-type="float" office:value="0">
            <text:p>0</text:p>
          </table:table-cell>
          <table:table-cell office:value-type="float" office:value="0.736331901008522">
            <text:p>0.736331901</text:p>
          </table:table-cell>
          <table:table-cell office:value-type="float" office:value="0.653500317302397">
            <text:p>0.6535003173</text:p>
          </table:table-cell>
          <table:table-cell office:value-type="float" office:value="1.03">
            <text:p>1.03</text:p>
          </table:table-cell>
          <table:table-cell office:value-type="float" office:value="-8.44361906578662">
            <text:p>-8.4436190658</text:p>
          </table:table-cell>
          <table:table-cell office:value-type="float" office:value="-6.23603979942052">
            <text:p>-6.2360397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895">
            <text:p>1895</text:p>
          </table:table-cell>
          <table:table-cell office:value-type="float" office:value="8164">
            <text:p>8164</text:p>
          </table:table-cell>
          <table:table-cell office:value-type="float" office:value="15727">
            <text:p>15727</text:p>
          </table:table-cell>
          <table:table-cell office:value-type="float" office:value="35331">
            <text:p>35331</text:p>
          </table:table-cell>
          <table:table-cell office:value-type="float" office:value="-863.4">
            <text:p>-863.4</text:p>
          </table:table-cell>
          <table:table-cell office:value-type="float" office:value="-2306.25">
            <text:p>-2306.25</text:p>
          </table:table-cell>
          <table:table-cell office:value-type="float" office:value="0">
            <text:p>0</text:p>
          </table:table-cell>
          <table:table-cell office:value-type="float" office:value="-0.105756981871632">
            <text:p>-0.1057569819</text:p>
          </table:table-cell>
          <table:table-cell office:value-type="float" office:value="-0.146642716347682">
            <text:p>-0.1466427163</text:p>
          </table:table-cell>
          <table:table-cell office:value-type="float" office:value="0">
            <text:p>0</text:p>
          </table:table-cell>
          <table:table-cell office:value-type="float" office:value="0.651772260309899">
            <text:p>0.6517722603</text:p>
          </table:table-cell>
          <table:table-cell office:value-type="float" office:value="0.528898501848452">
            <text:p>0.5288985018</text:p>
          </table:table-cell>
          <table:table-cell office:value-type="float" office:value="1.03">
            <text:p>1.03</text:p>
          </table:table-cell>
          <table:table-cell office:value-type="float" office:value="-6.20112176697672">
            <text:p>-6.201121767</text:p>
          </table:table-cell>
          <table:table-cell office:value-type="float" office:value="-4.37104585679876">
            <text:p>-4.37104585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5">
            <text:p>5</text:p>
          </table:table-cell>
          <table:table-cell office:value-type="float" office:value="733">
            <text:p>733</text:p>
          </table:table-cell>
          <table:table-cell office:value-type="float" office:value="1132">
            <text:p>1132</text:p>
          </table:table-cell>
          <table:table-cell office:value-type="float" office:value="1748">
            <text:p>1748</text:p>
          </table:table-cell>
          <table:table-cell office:value-type="float" office:value="7325">
            <text:p>7325</text:p>
          </table:table-cell>
          <table:table-cell office:value-type="float" office:value="15685">
            <text:p>15685</text:p>
          </table:table-cell>
          <table:table-cell office:value-type="float" office:value="35643">
            <text:p>35643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5">
            <text:p>5</text:p>
          </table:table-cell>
          <table:table-cell office:value-type="float" office:value="603">
            <text:p>603</text:p>
          </table:table-cell>
          <table:table-cell table:number-columns-repeated="2" office:value-type="float" office:value="1606">
            <text:p>1606</text:p>
          </table:table-cell>
          <table:table-cell office:value-type="float" office:value="6573">
            <text:p>6573</text:p>
          </table:table-cell>
          <table:table-cell office:value-type="float" office:value="14657">
            <text:p>14657</text:p>
          </table:table-cell>
          <table:table-cell office:value-type="float" office:value="35957">
            <text:p>35957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5">
            <text:p>5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1603">
            <text:p>1603</text:p>
          </table:table-cell>
          <table:table-cell office:value-type="float" office:value="5898">
            <text:p>5898</text:p>
          </table:table-cell>
          <table:table-cell office:value-type="float" office:value="13687">
            <text:p>13687</text:p>
          </table:table-cell>
          <table:table-cell office:value-type="float" office:value="36274">
            <text:p>36274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6.75">
            <text:p>256.75</text:p>
          </table:table-cell>
          <table:table-cell office:value-type="float" office:value="10877">
            <text:p>10877</text:p>
          </table:table-cell>
          <table:table-cell office:value-type="float" office:value="33884.75">
            <text:p>33884.75</text:p>
          </table:table-cell>
          <table:table-cell office:value-type="float" office:value="19.715">
            <text:p>19.715</text:p>
          </table:table-cell>
          <table:table-cell table:number-columns-repeated="3" office:value-type="float" office:value="5">
            <text:p>5</text:p>
          </table:table-cell>
          <table:table-cell office:value-type="float" office:value="742">
            <text:p>742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5292">
            <text:p>5292</text:p>
          </table:table-cell>
          <table:table-cell office:value-type="float" office:value="13097">
            <text:p>13097</text:p>
          </table:table-cell>
          <table:table-cell office:value-type="float" office:value="36594">
            <text:p>36594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74">
            <text:p>0.74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47.333333333333">
            <text:p>247.3333333333</text:p>
          </table:table-cell>
          <table:table-cell office:value-type="float" office:value="10715">
            <text:p>10715</text:p>
          </table:table-cell>
          <table:table-cell office:value-type="float" office:value="33278.6666666667">
            <text:p>33278.6666666667</text:p>
          </table:table-cell>
          <table:table-cell office:value-type="float" office:value="19.4466666666667">
            <text:p>19.44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696">
            <text:p>1696</text:p>
          </table:table-cell>
          <table:table-cell office:value-type="float" office:value="4748">
            <text:p>4748</text:p>
          </table:table-cell>
          <table:table-cell office:value-type="float" office:value="12321">
            <text:p>12321</text:p>
          </table:table-cell>
          <table:table-cell office:value-type="float" office:value="36916">
            <text:p>36916</text:p>
          </table:table-cell>
          <table:table-cell table:number-columns-repeated="6"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  <table:table-cell office:value-type="float" office:value="1.03">
            <text:p>1.03</text:p>
          </table:table-cell>
          <table:table-cell office:value-type="float" office:value="-6">
            <text:p>-6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.7">
            <text:p>34.7</text:p>
          </table:table-cell>
          <table:table-cell office:value-type="float" office:value="53.9">
            <text:p>53.9</text:p>
          </table:table-cell>
          <table:table-cell office:value-type="float" office:value="26684">
            <text:p>26684</text:p>
          </table:table-cell>
          <table:table-cell office:value-type="float" office:value="27203">
            <text:p>27203</text:p>
          </table:table-cell>
          <table:table-cell office:value-type="float" office:value="31193">
            <text:p>311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4:16.99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1233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87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551">
                <text:p>10551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392">
                <text:p>11392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8093">
                <text:p>1809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285">
                <text:p>8285</text:p>
              </table:table-cell>
              <table:table-cell office:value-type="float" office:value="11486">
                <text:p>11486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635">
                <text:p>12635</text:p>
              </table:table-cell>
              <table:table-cell office:value-type="float" office:value="18329">
                <text:p>1832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642">
                <text:p>13642</text:p>
              </table:table-cell>
              <table:table-cell office:value-type="float" office:value="18880">
                <text:p>188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537">
                <text:p>13537</text:p>
              </table:table-cell>
              <table:table-cell office:value-type="float" office:value="20367">
                <text:p>203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302">
                <text:p>8302</text:p>
              </table:table-cell>
              <table:table-cell office:value-type="float" office:value="13649">
                <text:p>13649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71">
                <text:p>9771</text:p>
              </table:table-cell>
              <table:table-cell office:value-type="float" office:value="14857">
                <text:p>14857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988">
                <text:p>10988</text:p>
              </table:table-cell>
              <table:table-cell office:value-type="float" office:value="14755">
                <text:p>14755</text:p>
              </table:table-cell>
              <table:table-cell office:value-type="float" office:value="24747">
                <text:p>2474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680">
                <text:p>10680</text:p>
              </table:table-cell>
              <table:table-cell office:value-type="float" office:value="15015">
                <text:p>15015</text:p>
              </table:table-cell>
              <table:table-cell office:value-type="float" office:value="24171">
                <text:p>2417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272">
                <text:p>10272</text:p>
              </table:table-cell>
              <table:table-cell office:value-type="float" office:value="16966">
                <text:p>16966</text:p>
              </table:table-cell>
              <table:table-cell office:value-type="float" office:value="24239">
                <text:p>2423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22">
                <text:p>10522</text:p>
              </table:table-cell>
              <table:table-cell office:value-type="float" office:value="17866">
                <text:p>17866</text:p>
              </table:table-cell>
              <table:table-cell office:value-type="float" office:value="26258">
                <text:p>262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328">
                <text:p>18328</text:p>
              </table:table-cell>
              <table:table-cell office:value-type="float" office:value="27095">
                <text:p>2709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890">
                <text:p>11890</text:p>
              </table:table-cell>
              <table:table-cell office:value-type="float" office:value="17732">
                <text:p>17732</text:p>
              </table:table-cell>
              <table:table-cell office:value-type="float" office:value="27842">
                <text:p>2784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28">
                <text:p>13328</text:p>
              </table:table-cell>
              <table:table-cell office:value-type="float" office:value="18035">
                <text:p>18035</text:p>
              </table:table-cell>
              <table:table-cell office:value-type="float" office:value="29755">
                <text:p>2975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288">
                <text:p>19288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48">
                <text:p>14248</text:p>
              </table:table-cell>
              <table:table-cell office:value-type="float" office:value="19923">
                <text:p>19923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138">
                <text:p>20138</text:p>
              </table:table-cell>
              <table:table-cell office:value-type="float" office:value="27833">
                <text:p>2783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804">
                <text:p>13804</text:p>
              </table:table-cell>
              <table:table-cell office:value-type="float" office:value="21800">
                <text:p>21800</text:p>
              </table:table-cell>
              <table:table-cell office:value-type="float" office:value="30926">
                <text:p>3092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55">
                <text:p>14755</text:p>
              </table:table-cell>
              <table:table-cell office:value-type="float" office:value="22136">
                <text:p>22136</text:p>
              </table:table-cell>
              <table:table-cell office:value-type="float" office:value="32114">
                <text:p>3211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920">
                <text:p>14920</text:p>
              </table:table-cell>
              <table:table-cell office:value-type="float" office:value="20983">
                <text:p>20983</text:p>
              </table:table-cell>
              <table:table-cell office:value-type="float" office:value="34396">
                <text:p>3439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15">
                <text:p>15515</text:p>
              </table:table-cell>
              <table:table-cell office:value-type="float" office:value="22042">
                <text:p>22042</text:p>
              </table:table-cell>
              <table:table-cell office:value-type="float" office:value="38197">
                <text:p>3819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350">
                <text:p>16350</text:p>
              </table:table-cell>
              <table:table-cell office:value-type="float" office:value="23464">
                <text:p>23464</text:p>
              </table:table-cell>
              <table:table-cell office:value-type="float" office:value="40674">
                <text:p>4067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731">
                <text:p>16731</text:p>
              </table:table-cell>
              <table:table-cell office:value-type="float" office:value="23565">
                <text:p>23565</text:p>
              </table:table-cell>
              <table:table-cell office:value-type="float" office:value="39909">
                <text:p>3990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4366">
                <text:p>24366</text:p>
              </table:table-cell>
              <table:table-cell office:value-type="float" office:value="41804">
                <text:p>41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5968">
                <text:p>25968</text:p>
              </table:table-cell>
              <table:table-cell office:value-type="float" office:value="43087">
                <text:p>4308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4">
                <text:p>16364</text:p>
              </table:table-cell>
              <table:table-cell office:value-type="float" office:value="27758">
                <text:p>27758</text:p>
              </table:table-cell>
              <table:table-cell office:value-type="float" office:value="44917">
                <text:p>4491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838">
                <text:p>28838</text:p>
              </table:table-cell>
              <table:table-cell office:value-type="float" office:value="48085">
                <text:p>4808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30004">
                <text:p>30004</text:p>
              </table:table-cell>
              <table:table-cell office:value-type="float" office:value="50899">
                <text:p>5089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845">
                <text:p>30845</text:p>
              </table:table-cell>
              <table:table-cell office:value-type="float" office:value="49738">
                <text:p>497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132">
                <text:p>32132</text:p>
              </table:table-cell>
              <table:table-cell office:value-type="float" office:value="47987">
                <text:p>47987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062">
                <text:p>34062</text:p>
              </table:table-cell>
              <table:table-cell office:value-type="float" office:value="47774">
                <text:p>4777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5222">
                <text:p>35222</text:p>
              </table:table-cell>
              <table:table-cell office:value-type="float" office:value="49784">
                <text:p>497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842">
                <text:p>34842</text:p>
              </table:table-cell>
              <table:table-cell office:value-type="float" office:value="49186">
                <text:p>4918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853">
                <text:p>33853</text:p>
              </table:table-cell>
              <table:table-cell office:value-type="float" office:value="51233">
                <text:p>5123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062">
                <text:p>34062</text:p>
              </table:table-cell>
              <table:table-cell office:value-type="float" office:value="53433">
                <text:p>5343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442">
                <text:p>35442</text:p>
              </table:table-cell>
              <table:table-cell office:value-type="float" office:value="51101">
                <text:p>511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510">
                <text:p>34510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980">
                <text:p>24980</text:p>
              </table:table-cell>
              <table:table-cell office:value-type="float" office:value="32860">
                <text:p>32860</text:p>
              </table:table-cell>
              <table:table-cell office:value-type="float" office:value="50262">
                <text:p>5026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636">
                <text:p>33636</text:p>
              </table:table-cell>
              <table:table-cell office:value-type="float" office:value="51838">
                <text:p>5183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416">
                <text:p>34416</text:p>
              </table:table-cell>
              <table:table-cell office:value-type="float" office:value="49706">
                <text:p>4970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938">
                <text:p>25938</text:p>
              </table:table-cell>
              <table:table-cell office:value-type="float" office:value="33864">
                <text:p>33864</text:p>
              </table:table-cell>
              <table:table-cell office:value-type="float" office:value="50370">
                <text:p>5037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5248">
                <text:p>35248</text:p>
              </table:table-cell>
              <table:table-cell office:value-type="float" office:value="52546">
                <text:p>5254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774">
                <text:p>36774</text:p>
              </table:table-cell>
              <table:table-cell office:value-type="float" office:value="53798">
                <text:p>5379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798">
                <text:p>25798</text:p>
              </table:table-cell>
              <table:table-cell office:value-type="float" office:value="34900">
                <text:p>34900</text:p>
              </table:table-cell>
              <table:table-cell office:value-type="float" office:value="53304">
                <text:p>5330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3807">
                <text:p>33807</text:p>
              </table:table-cell>
              <table:table-cell office:value-type="float" office:value="49148">
                <text:p>4914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1658">
                <text:p>21658</text:p>
              </table:table-cell>
              <table:table-cell office:value-type="float" office:value="30137">
                <text:p>30137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8905">
                <text:p>18905</text:p>
              </table:table-cell>
              <table:table-cell office:value-type="float" office:value="31487">
                <text:p>31487</text:p>
              </table:table-cell>
              <table:table-cell office:value-type="float" office:value="52243">
                <text:p>5224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6720">
                <text:p>16720</text:p>
              </table:table-cell>
              <table:table-cell office:value-type="float" office:value="31876">
                <text:p>31876</text:p>
              </table:table-cell>
              <table:table-cell office:value-type="float" office:value="51842">
                <text:p>5184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858">
                <text:p>14858</text:p>
              </table:table-cell>
              <table:table-cell office:value-type="float" office:value="31465">
                <text:p>31465</text:p>
              </table:table-cell>
              <table:table-cell office:value-type="float" office:value="47526">
                <text:p>4752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7271">
                <text:p>17271</text:p>
              </table:table-cell>
              <table:table-cell office:value-type="float" office:value="28898">
                <text:p>28898</text:p>
              </table:table-cell>
              <table:table-cell office:value-type="float" office:value="49252">
                <text:p>4925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8772">
                <text:p>18772</text:p>
              </table:table-cell>
              <table:table-cell office:value-type="float" office:value="30045">
                <text:p>30045</text:p>
              </table:table-cell>
              <table:table-cell office:value-type="float" office:value="50113">
                <text:p>50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6720">
                <text:p>16720</text:p>
              </table:table-cell>
              <table:table-cell office:value-type="float" office:value="28986">
                <text:p>28986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4858">
                <text:p>14858</text:p>
              </table:table-cell>
              <table:table-cell office:value-type="float" office:value="27100">
                <text:p>27100</text:p>
              </table:table-cell>
              <table:table-cell office:value-type="float" office:value="43982">
                <text:p>4398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6321">
                <text:p>16321</text:p>
              </table:table-cell>
              <table:table-cell office:value-type="float" office:value="26366">
                <text:p>26366</text:p>
              </table:table-cell>
              <table:table-cell office:value-type="float" office:value="42063">
                <text:p>4206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3300">
                <text:p>13300</text:p>
              </table:table-cell>
              <table:table-cell office:value-type="float" office:value="23712">
                <text:p>23712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3186">
                <text:p>13186</text:p>
              </table:table-cell>
              <table:table-cell office:value-type="float" office:value="22800">
                <text:p>22800</text:p>
              </table:table-cell>
              <table:table-cell office:value-type="float" office:value="40520">
                <text:p>4052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4972">
                <text:p>14972</text:p>
              </table:table-cell>
              <table:table-cell office:value-type="float" office:value="23976">
                <text:p>23976</text:p>
              </table:table-cell>
              <table:table-cell office:value-type="float" office:value="41244">
                <text:p>4124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6321">
                <text:p>16321</text:p>
              </table:table-cell>
              <table:table-cell office:value-type="float" office:value="23817">
                <text:p>23817</text:p>
              </table:table-cell>
              <table:table-cell office:value-type="float" office:value="43155">
                <text:p>4315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3300">
                <text:p>13300</text:p>
              </table:table-cell>
              <table:table-cell office:value-type="float" office:value="23928">
                <text:p>23928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3186">
                <text:p>13186</text:p>
              </table:table-cell>
              <table:table-cell office:value-type="float" office:value="23160">
                <text:p>23160</text:p>
              </table:table-cell>
              <table:table-cell office:value-type="float" office:value="41958">
                <text:p>4195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4972">
                <text:p>14972</text:p>
              </table:table-cell>
              <table:table-cell office:value-type="float" office:value="22878">
                <text:p>22878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300">
                <text:p>13300</text:p>
              </table:table-cell>
              <table:table-cell office:value-type="float" office:value="22151">
                <text:p>22151</text:p>
              </table:table-cell>
              <table:table-cell office:value-type="float" office:value="38920">
                <text:p>3892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457">
                <text:p>11457</text:p>
              </table:table-cell>
              <table:table-cell office:value-type="float" office:value="21514">
                <text:p>21514</text:p>
              </table:table-cell>
              <table:table-cell office:value-type="float" office:value="40840">
                <text:p>40840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628">
                <text:p>11628</text:p>
              </table:table-cell>
              <table:table-cell office:value-type="float" office:value="22852">
                <text:p>22852</text:p>
              </table:table-cell>
              <table:table-cell office:value-type="float" office:value="40020">
                <text:p>40020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4098">
                <text:p>14098</text:p>
              </table:table-cell>
              <table:table-cell office:value-type="float" office:value="22740">
                <text:p>22740</text:p>
              </table:table-cell>
              <table:table-cell office:value-type="float" office:value="40866">
                <text:p>4086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870">
                <text:p>13870</text:p>
              </table:table-cell>
              <table:table-cell office:value-type="float" office:value="22480">
                <text:p>22480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1457">
                <text:p>11457</text:p>
              </table:table-cell>
              <table:table-cell office:value-type="float" office:value="20878">
                <text:p>20878</text:p>
              </table:table-cell>
              <table:table-cell office:value-type="float" office:value="42021">
                <text:p>4202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1356">
                <text:p>11356</text:p>
              </table:table-cell>
              <table:table-cell office:value-type="float" office:value="19125">
                <text:p>19125</text:p>
              </table:table-cell>
              <table:table-cell office:value-type="float" office:value="39795">
                <text:p>3979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923">
                <text:p>12923</text:p>
              </table:table-cell>
              <table:table-cell office:value-type="float" office:value="20652">
                <text:p>20652</text:p>
              </table:table-cell>
              <table:table-cell office:value-type="float" office:value="36708">
                <text:p>3670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457">
                <text:p>11457</text:p>
              </table:table-cell>
              <table:table-cell office:value-type="float" office:value="19272">
                <text:p>19272</text:p>
              </table:table-cell>
              <table:table-cell office:value-type="float" office:value="33920">
                <text:p>33920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628">
                <text:p>11628</text:p>
              </table:table-cell>
              <table:table-cell office:value-type="float" office:value="20839">
                <text:p>20839</text:p>
              </table:table-cell>
              <table:table-cell office:value-type="float" office:value="41586">
                <text:p>415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986">
                <text:p>11986</text:p>
              </table:table-cell>
              <table:table-cell office:value-type="float" office:value="20652">
                <text:p>20652</text:p>
              </table:table-cell>
              <table:table-cell office:value-type="float" office:value="38486">
                <text:p>3848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0812">
                <text:p>10812</text:p>
              </table:table-cell>
              <table:table-cell office:value-type="float" office:value="18910">
                <text:p>18910</text:p>
              </table:table-cell>
              <table:table-cell office:value-type="float" office:value="35616">
                <text:p>3561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8884">
                <text:p>8884</text:p>
              </table:table-cell>
              <table:table-cell office:value-type="float" office:value="16894">
                <text:p>16894</text:p>
              </table:table-cell>
              <table:table-cell office:value-type="float" office:value="35022">
                <text:p>35022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8164">
                <text:p>8164</text:p>
              </table:table-cell>
              <table:table-cell office:value-type="float" office:value="15727">
                <text:p>15727</text:p>
              </table:table-cell>
              <table:table-cell office:value-type="float" office:value="35331">
                <text:p>3533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7325">
                <text:p>7325</text:p>
              </table:table-cell>
              <table:table-cell office:value-type="float" office:value="15685">
                <text:p>15685</text:p>
              </table:table-cell>
              <table:table-cell office:value-type="float" office:value="35643">
                <text:p>35643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6573">
                <text:p>6573</text:p>
              </table:table-cell>
              <table:table-cell office:value-type="float" office:value="14657">
                <text:p>14657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5898">
                <text:p>5898</text:p>
              </table:table-cell>
              <table:table-cell office:value-type="float" office:value="13687">
                <text:p>13687</text:p>
              </table:table-cell>
              <table:table-cell office:value-type="float" office:value="36274">
                <text:p>3627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5292">
                <text:p>5292</text:p>
              </table:table-cell>
              <table:table-cell office:value-type="float" office:value="13097">
                <text:p>13097</text:p>
              </table:table-cell>
              <table:table-cell office:value-type="float" office:value="36594">
                <text:p>3659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4748">
                <text:p>4748</text:p>
              </table:table-cell>
              <table:table-cell office:value-type="float" office:value="12321">
                <text:p>12321</text:p>
              </table:table-cell>
              <table:table-cell office:value-type="float" office:value="36916">
                <text:p>36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0.91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715">
                <text:p>19.715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9.4466666666667">
                <text:p>19.44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4cm" svg:y="1.352cm" svg:width="31.37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788432222009">
                <text:p>1.1178843222200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751248202017">
                <text:p>1.1275124820201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821726820982">
                <text:p>1.0482172682098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588765999055">
                <text:p>1.1058876599905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1639089268038">
                <text:p>1.1163908926803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450987235299">
                <text:p>1.145098723529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400377283449">
                <text:p>1.040037728344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448390193972">
                <text:p>1.1344839019397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272867398156">
                <text:p>1.1427286739815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5093309386247">
                <text:p>1.1509330938624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071893708467">
                <text:p>1.1207189370846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689855640866">
                <text:p>1.1268985564086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994020855614">
                <text:p>1.2199402085561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870314906259">
                <text:p>1.1487031490625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847249845323">
                <text:p>1.1184724984532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3616814220631">
                <text:p>1.1361681422063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733556304594">
                <text:p>1.0873355630459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477781476232">
                <text:p>1.0547778147623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4706144416424">
                <text:p>1.1470614441642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3647472755345">
                <text:p>1.1364747275534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299635557494">
                <text:p>1.0829963555749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450437264809">
                <text:p>1.0945043726480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252517824111">
                <text:p>1.1825251782411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062615077523">
                <text:p>1.1606261507752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601634528942">
                <text:p>1.1260163452894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097331938153">
                <text:p>1.1709733193815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5587287160433">
                <text:p>1.15587287160433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05259402696">
                <text:p>1.140525940269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515795031094">
                <text:p>1.1751579503109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8662614273581">
                <text:p>1.1866261427358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873654826299">
                <text:p>1.1187365482629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418074504994">
                <text:p>1.0741807450499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4579933968963">
                <text:p>1.0457993396896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800145977291">
                <text:p>1.0580014597729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9449940923089">
                <text:p>0.97944994092308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82907252162">
                <text:p>1.05482907252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579933968963">
                <text:p>1.0457993396896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016566580001">
                <text:p>1.0601656658000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75452149977988">
                <text:p>0.97545214997798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936154619019">
                <text:p>1.0593615461901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0682304663841">
                <text:p>1.00682304663841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1825676264362">
                <text:p>1.01825676264362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3995393985528">
                <text:p>0.98399539398552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64408663430539">
                <text:p>0.964408663430539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90212254420616">
                <text:p>0.99021225442061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06066947971941">
                <text:p>0.906066947971941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97533077876683">
                <text:p>0.99753307787668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99624867692782">
                <text:p>0.99962486769278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1449969623485">
                <text:p>1.014499696234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83989339520738">
                <text:p>0.8398933952073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53181525079409">
                <text:p>0.95318152507940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663872217759">
                <text:p>1.056638722177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832785340583385">
                <text:p>0.83278534058338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93645372802658">
                <text:p>0.89364537280265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776266431536817">
                <text:p>0.77626643153681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72100213313814">
                <text:p>0.87210021331381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15516069252078">
                <text:p>0.91551606925207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18904326663062">
                <text:p>0.81890432666306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54349064055525">
                <text:p>0.85434906405552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57724691753294">
                <text:p>0.957724691753294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63044964965502">
                <text:p>0.96304496496550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70196598405637">
                <text:p>0.97019659840563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49710976396638">
                <text:p>0.94971097639663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0947035857992">
                <text:p>1.0094703585799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74014404881922">
                <text:p>0.97401440488192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69902289214082">
                <text:p>0.96990228921408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60703961765935">
                <text:p>0.960703961765935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.01017973661185">
                <text:p>1.01017973661185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1384753895339">
                <text:p>1.01384753895339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59799767278987">
                <text:p>0.959799767278987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61511007529889">
                <text:p>0.861511007529889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83987864729413">
                <text:p>0.8398786472941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896077839346326">
                <text:p>0.896077839346326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94775659348004">
                <text:p>0.994775659348004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653500317302397">
                <text:p>0.653500317302397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528898501848452">
                <text:p>0.5288985018484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3884.75">
                <text:p>33884.75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3278.6666666667">
                <text:p>3327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